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4366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0.8409in"/>
    </style:style>
    <style:style style:name="co21" style:family="table-column">
      <style:table-column-properties fo:break-before="auto" style:column-width="0.3165in"/>
    </style:style>
    <style:style style:name="co2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0.6984in"/>
    </style:style>
    <style:style style:name="co25" style:family="table-column">
      <style:table-column-properties fo:break-before="auto" style:column-width="0.3929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0.448in"/>
    </style:style>
    <style:style style:name="co19" style:family="table-column">
      <style:table-column-properties fo:break-before="auto" style:column-width="0.6661in"/>
    </style:style>
    <style:style style:name="co20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6118in"/>
    </style:style>
    <style:style style:name="co30" style:family="table-column">
      <style:table-column-properties fo:break-before="auto" style:column-width="0.6547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862in"/>
    </style:style>
    <style:style style:name="co35" style:family="table-column">
      <style:table-column-properties fo:break-before="auto" style:column-width="0.4807in"/>
    </style:style>
    <style:style style:name="co36" style:family="table-column">
      <style:table-column-properties fo:break-before="auto" style:column-width="0.3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00"/>
    <style:style style:name="ce3" style:family="table-cell" style:parent-style-name="Default" style:data-style-name="N118"/>
    <style:style style:name="ce4" style:family="table-cell" style:parent-style-name="Default"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5" style:family="table-cell" style:parent-style-name="Default" style:data-style-name="N0"/>
    <style:style style:name="ce6" style:family="table-cell" style:parent-style-name="Default">
      <style:text-properties fo:color="#ff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_3" table:style-name="ta1" table:print="false">
        <table:table-column table:style-name="co1" table:number-columns-repeated="25" table:default-cell-style-name="Default"/>
        <table:table-row table:style-name="ro1"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</table:table-row>
      </table:table>
      <table:table table:name="List1_2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number-columns-repeated="23" table:default-cell-style-name="Default"/>
        <table:table-column table:style-name="co19" table:default-cell-style-name="Default"/>
        <table:table-column table:style-name="co7" table:default-cell-style-name="ce1"/>
        <table:table-column table:style-name="co20" table:default-cell-style-name="Default"/>
        <table:table-column table:style-name="co26" table:number-columns-repeated="2" table:default-cell-style-name="Default"/>
        <table:table-row table:style-name="ro1">
          <table:table-cell table:number-columns-repeated="2"/>
          <table:table-cell table:style-name="ce2" table:number-columns-repeated="24"/>
          <table:table-cell office:value-type="string">
            <text:p>stř. Hod.</text:p>
          </table:table-cell>
          <table:table-cell table:style-name="ce3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formula="of:=AVERAGE([.B2:.Z2])" office:value-type="float" office:value="371.32">
            <text:p>371.32</text:p>
          </table:table-cell>
          <table:table-cell table:style-name="ce3" table:formula="of:=VAR([.B2:.Z2])" office:value-type="float" office:value="5343.39333333333">
            <text:p>5343.393</text:p>
          </table:table-cell>
          <table:table-cell table:formula="of:=SQRT([.AB2])" office:value-type="float" office:value="73.0985179968331">
            <text:p>73.0985179968</text:p>
          </table:table-cell>
          <table:table-cell table:formula="of:=COUNT([.B2:.Z2])" office:value-type="float" office:value="25">
            <text:p>25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formula="of:=AVERAGE([.B3:.Z3])" office:value-type="float" office:value="400.28">
            <text:p>400.28</text:p>
          </table:table-cell>
          <table:table-cell table:style-name="ce3" table:formula="of:=VAR([.B3:.Z3])" office:value-type="float" office:value="8601.87666666667">
            <text:p>8601.877</text:p>
          </table:table-cell>
          <table:table-cell table:formula="of:=SQRT([.AB3])" office:value-type="float" office:value="92.7463027115727">
            <text:p>92.7463027116</text:p>
          </table:table-cell>
          <table:table-cell table:formula="of:=COUNT([.B3:.Z3])" office:value-type="float" office:value="25">
            <text:p>25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formula="of:=AVERAGE([.B4:.Z4])" office:value-type="float" office:value="368.52">
            <text:p>368.52</text:p>
          </table:table-cell>
          <table:table-cell table:style-name="ce3" table:formula="of:=VAR([.B4:.Z4])" office:value-type="float" office:value="5090.26">
            <text:p>5090.260</text:p>
          </table:table-cell>
          <table:table-cell table:formula="of:=SQRT([.AB4])" office:value-type="float" office:value="71.3460580550881">
            <text:p>71.3460580551</text:p>
          </table:table-cell>
          <table:table-cell table:formula="of:=COUNT([.B4:.Z4])" office:value-type="float" office:value="25">
            <text:p>2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formula="of:=AVERAGE([.B5:.Z5])" office:value-type="float" office:value="588.6">
            <text:p>588.60</text:p>
          </table:table-cell>
          <table:table-cell table:style-name="ce3" table:formula="of:=VAR([.B5:.Z5])" office:value-type="float" office:value="16405.0947368421">
            <text:p>16405.095</text:p>
          </table:table-cell>
          <table:table-cell table:formula="of:=SQRT([.AB5])" office:value-type="float" office:value="128.082374809503">
            <text:p>128.0823748095</text:p>
          </table:table-cell>
          <table:table-cell table:formula="of:=COUNT([.B5:.Z5])" office:value-type="float" office:value="20">
            <text:p>20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Q-Q</text:p>
          </table:table-cell>
          <table:table-cell table:number-columns-repeated="29"/>
        </table:table-row>
        <table:table-row table:style-name="ro1">
          <table:table-cell office:value-type="string">
            <text:p>data value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formula="of:=AVERAGE([.B9:.Z9])" office:value-type="float" office:value="371.32">
            <text:p>371.32</text:p>
          </table:table-cell>
          <table:table-cell table:style-name="ce3" table:formula="of:=VAR([.B9:.Z9])" office:value-type="float" office:value="5343.39333333333">
            <text:p>5343.393</text:p>
          </table:table-cell>
          <table:table-cell table:formula="of:=SQRT([.AB9])" office:value-type="float" office:value="73.0985179968331">
            <text:p>73.0985179968</text:p>
          </table:table-cell>
          <table:table-cell table:formula="of:=COUNT([.B9:.Z9])" office:value-type="float" office:value="25">
            <text:p>25</text:p>
          </table:table-cell>
        </table:table-row>
        <table:table-row table:style-name="ro1">
          <table:table-cell office:value-type="string">
            <text:p>std. Value</text:p>
          </table:table-cell>
          <table:table-cell table:style-name="ce1" table:formula="of:=([.B9]-[.$AA9])/[.$AC9]" office:value-type="float" office:value="-1.9332813287148">
            <text:p>-1.93</text:p>
          </table:table-cell>
          <table:table-cell table:style-name="ce1" table:formula="of:=([.C9]-[.$AA9])/[.$AC9]" office:value-type="float" office:value="-1.79647964963789">
            <text:p>-1.80</text:p>
          </table:table-cell>
          <table:table-cell table:style-name="ce1" table:formula="of:=([.D9]-[.$AA9])/[.$AC9]" office:value-type="float" office:value="-1.46815561985333">
            <text:p>-1.47</text:p>
          </table:table-cell>
          <table:table-cell table:style-name="ce1" table:formula="of:=([.E9]-[.$AA9])/[.$AC9]" office:value-type="float" office:value="-1.30399360496104">
            <text:p>-1.30</text:p>
          </table:table-cell>
          <table:table-cell table:style-name="ce1" table:formula="of:=([.F9]-[.$AA9])/[.$AC9]" office:value-type="float" office:value="-1.13983159006876">
            <text:p>-1.14</text:p>
          </table:table-cell>
          <table:table-cell table:style-name="ce1" table:formula="of:=([.G9]-[.$AA9])/[.$AC9]" office:value-type="float" office:value="-0.948309239361093">
            <text:p>-0.95</text:p>
          </table:table-cell>
          <table:table-cell table:style-name="ce1" table:formula="of:=([.H9]-[.$AA9])/[.$AC9]" office:value-type="float" office:value="-0.838867896099571">
            <text:p>-0.84</text:p>
          </table:table-cell>
          <table:table-cell table:style-name="ce1" table:formula="of:=([.I9]-[.$AA9])/[.$AC9]" office:value-type="float" office:value="-0.633665377484216">
            <text:p>-0.63</text:p>
          </table:table-cell>
          <table:table-cell table:style-name="ce1" table:formula="of:=([.J9]-[.$AA9])/[.$AC9]" office:value-type="float" office:value="-0.291661179791958">
            <text:p>-0.29</text:p>
          </table:table-cell>
          <table:table-cell table:style-name="ce1" table:formula="of:=([.K9]-[.$AA9])/[.$AC9]" office:value-type="float" office:value="0.0503430179003005">
            <text:p>0.05</text:p>
          </table:table-cell>
          <table:table-cell table:style-name="ce1" table:formula="of:=([.L9]-[.$AA9])/[.$AC9]" office:value-type="float" office:value="0.187144696977204">
            <text:p>0.19</text:p>
          </table:table-cell>
          <table:table-cell table:style-name="ce1" table:formula="of:=([.M9]-[.$AA9])/[.$AC9]" office:value-type="float" office:value="0.255545536515655">
            <text:p>0.26</text:p>
          </table:table-cell>
          <table:table-cell table:style-name="ce1" table:formula="of:=([.N9]-[.$AA9])/[.$AC9]" office:value-type="float" office:value="0.296586040238726">
            <text:p>0.30</text:p>
          </table:table-cell>
          <table:table-cell table:style-name="ce1" table:formula="of:=([.O9]-[.$AA9])/[.$AC9]" office:value-type="float" office:value="0.337626543961797">
            <text:p>0.34</text:p>
          </table:table-cell>
          <table:table-cell table:style-name="ce1" table:formula="of:=([.P9]-[.$AA9])/[.$AC9]" office:value-type="float" office:value="0.378667047684868">
            <text:p>0.38</text:p>
          </table:table-cell>
          <table:table-cell table:style-name="ce1" table:formula="of:=([.Q9]-[.$AA9])/[.$AC9]" office:value-type="float" office:value="0.44706788722332">
            <text:p>0.45</text:p>
          </table:table-cell>
          <table:table-cell table:style-name="ce1" table:formula="of:=([.R9]-[.$AA9])/[.$AC9]" office:value-type="float" office:value="0.515468726761772">
            <text:p>0.52</text:p>
          </table:table-cell>
          <table:table-cell table:style-name="ce1" table:formula="of:=([.S9]-[.$AA9])/[.$AC9]" office:value-type="float" office:value="0.542829062577152">
            <text:p>0.54</text:p>
          </table:table-cell>
          <table:table-cell table:style-name="ce1" table:formula="of:=([.T9]-[.$AA9])/[.$AC9]" office:value-type="float" office:value="0.570189398392533">
            <text:p>0.57</text:p>
          </table:table-cell>
          <table:table-cell table:style-name="ce1" table:formula="of:=([.U9]-[.$AA9])/[.$AC9]" office:value-type="float" office:value="0.748031581192507">
            <text:p>0.75</text:p>
          </table:table-cell>
          <table:table-cell table:style-name="ce1" table:formula="of:=([.V9]-[.$AA9])/[.$AC9]" office:value-type="float" office:value="0.830112588638649">
            <text:p>0.83</text:p>
          </table:table-cell>
          <table:table-cell table:style-name="ce1" table:formula="of:=([.W9]-[.$AA9])/[.$AC9]" office:value-type="float" office:value="0.939553931900172">
            <text:p>0.94</text:p>
          </table:table-cell>
          <table:table-cell table:style-name="ce1" table:formula="of:=([.X9]-[.$AA9])/[.$AC9]" office:value-type="float" office:value="1.21315729005398">
            <text:p>1.21</text:p>
          </table:table-cell>
          <table:table-cell table:style-name="ce1" table:formula="of:=([.Y9]-[.$AA9])/[.$AC9]" office:value-type="float" office:value="1.40467964076164">
            <text:p>1.40</text:p>
          </table:table-cell>
          <table:table-cell table:style-name="ce1" table:formula="of:=([.Z9]-[.$AA9])/[.$AC9]" office:value-type="float" office:value="1.63724249519238">
            <text:p>1.64</text:p>
          </table:table-cell>
          <table:table-cell table:number-columns-repeated="4"/>
        </table:table-row>
        <table:table-row table:style-name="ro1">
          <table:table-cell office:value-type="string">
            <text:p>normQ</text:p>
          </table:table-cell>
          <table:table-cell table:formula="of:=LEGACY.NORMSDIST([.B10:.B10])" office:value-type="float" office:value="0.0266007753159015">
            <text:p>0.0266007753</text:p>
          </table:table-cell>
          <table:table-cell table:formula="of:=LEGACY.NORMSDIST([.C10:.C10])" office:value-type="float" office:value="0.0362091331943126">
            <text:p>0.0362091332</text:p>
          </table:table-cell>
          <table:table-cell table:formula="of:=LEGACY.NORMSDIST([.D10:.D10])" office:value-type="float" office:value="0.0710309781229972">
            <text:p>0.0710309781</text:p>
          </table:table-cell>
          <table:table-cell table:formula="of:=LEGACY.NORMSDIST([.E10:.E10])" office:value-type="float" office:value="0.0961178814071084">
            <text:p>0.0961178814</text:p>
          </table:table-cell>
          <table:table-cell table:formula="of:=LEGACY.NORMSDIST([.F10:.F10])" office:value-type="float" office:value="0.12717823503101">
            <text:p>0.127178235</text:p>
          </table:table-cell>
          <table:table-cell table:formula="of:=LEGACY.NORMSDIST([.G10:.G10])" office:value-type="float" office:value="0.171486024319903">
            <text:p>0.1714860243</text:p>
          </table:table-cell>
          <table:table-cell table:formula="of:=LEGACY.NORMSDIST([.H10:.H10])" office:value-type="float" office:value="0.200771722470366">
            <text:p>0.2007717225</text:p>
          </table:table-cell>
          <table:table-cell table:formula="of:=LEGACY.NORMSDIST([.I10:.I10])" office:value-type="float" office:value="0.263149612316731">
            <text:p>0.2631496123</text:p>
          </table:table-cell>
          <table:table-cell table:formula="of:=LEGACY.NORMSDIST([.J10:.J10])" office:value-type="float" office:value="0.385272846649386">
            <text:p>0.3852728466</text:p>
          </table:table-cell>
          <table:table-cell table:formula="of:=LEGACY.NORMSDIST([.K10:.K10])" office:value-type="float" office:value="0.520075478058464">
            <text:p>0.5200754781</text:p>
          </table:table-cell>
          <table:table-cell table:formula="of:=LEGACY.NORMSDIST([.L10:.L10])" office:value-type="float" office:value="0.574226407968446">
            <text:p>0.574226408</text:p>
          </table:table-cell>
          <table:table-cell table:formula="of:=LEGACY.NORMSDIST([.M10:.M10])" office:value-type="float" office:value="0.600849111152347">
            <text:p>0.6008491112</text:p>
          </table:table-cell>
          <table:table-cell table:formula="of:=LEGACY.NORMSDIST([.N10:.N10])" office:value-type="float" office:value="0.616608715068838">
            <text:p>0.6166087151</text:p>
          </table:table-cell>
          <table:table-cell table:formula="of:=LEGACY.NORMSDIST([.O10:.O10])" office:value-type="float" office:value="0.632177681783689">
            <text:p>0.6321776818</text:p>
          </table:table-cell>
          <table:table-cell table:formula="of:=LEGACY.NORMSDIST([.P10:.P10])" office:value-type="float" office:value="0.64753243683091">
            <text:p>0.6475324368</text:p>
          </table:table-cell>
          <table:table-cell table:formula="of:=LEGACY.NORMSDIST([.Q10:.Q10])" office:value-type="float" office:value="0.672586977809021">
            <text:p>0.6725869778</text:p>
          </table:table-cell>
          <table:table-cell table:formula="of:=LEGACY.NORMSDIST([.R10:.R10])" office:value-type="float" office:value="0.696887241203412">
            <text:p>0.6968872412</text:p>
          </table:table-cell>
          <table:table-cell table:formula="of:=LEGACY.NORMSDIST([.S10:.S10])" office:value-type="float" office:value="0.706376249426045">
            <text:p>0.7063762494</text:p>
          </table:table-cell>
          <table:table-cell table:formula="of:=LEGACY.NORMSDIST([.T10:.T10])" office:value-type="float" office:value="0.715725377086186">
            <text:p>0.7157253771</text:p>
          </table:table-cell>
          <table:table-cell table:formula="of:=LEGACY.NORMSDIST([.U10:.U10])" office:value-type="float" office:value="0.772779445652496">
            <text:p>0.7727794457</text:p>
          </table:table-cell>
          <table:table-cell table:formula="of:=LEGACY.NORMSDIST([.V10:.V10])" office:value-type="float" office:value="0.79676243487165">
            <text:p>0.7967624349</text:p>
          </table:table-cell>
          <table:table-cell table:formula="of:=LEGACY.NORMSDIST([.W10:.W10])" office:value-type="float" office:value="0.826276792013895">
            <text:p>0.826276792</text:p>
          </table:table-cell>
          <table:table-cell table:formula="of:=LEGACY.NORMSDIST([.X10:.X10])" office:value-type="float" office:value="0.88746515508751">
            <text:p>0.8874651551</text:p>
          </table:table-cell>
          <table:table-cell table:formula="of:=LEGACY.NORMSDIST([.Y10:.Y10])" office:value-type="float" office:value="0.919941718755754">
            <text:p>0.9199417188</text:p>
          </table:table-cell>
          <table:table-cell table:formula="of:=LEGACY.NORMSDIST([.Z10:.Z10])" office:value-type="float" office:value="0.949210094479732">
            <text:p>0.9492100945</text:p>
          </table:table-cell>
          <table:table-cell table:number-columns-repeated="4"/>
        </table:table-row>
        <table:table-row table:style-name="ro1">
          <table:table-cell office:value-type="string">
            <text:p>dataQ</text:p>
          </table:table-cell>
          <table:table-cell table:formula="of:=(COLUMN([.B9:.B9])-1)/[.$AD9]" office:value-type="float" office:value="0.04">
            <text:p>0.04</text:p>
          </table:table-cell>
          <table:table-cell table:formula="of:=(COLUMN([.C9:.C9])-1)/[.$AD9]" office:value-type="float" office:value="0.08">
            <text:p>0.08</text:p>
          </table:table-cell>
          <table:table-cell table:formula="of:=(COLUMN([.D9:.D9])-1)/[.$AD9]" office:value-type="float" office:value="0.12">
            <text:p>0.12</text:p>
          </table:table-cell>
          <table:table-cell table:formula="of:=(COLUMN([.E9:.E9])-1)/[.$AD9]" office:value-type="float" office:value="0.16">
            <text:p>0.16</text:p>
          </table:table-cell>
          <table:table-cell table:formula="of:=(COLUMN([.F9:.F9])-1)/[.$AD9]" office:value-type="float" office:value="0.2">
            <text:p>0.2</text:p>
          </table:table-cell>
          <table:table-cell table:formula="of:=(COLUMN([.G9:.G9])-1)/[.$AD9]" office:value-type="float" office:value="0.24">
            <text:p>0.24</text:p>
          </table:table-cell>
          <table:table-cell table:formula="of:=(COLUMN([.H9:.H9])-1)/[.$AD9]" office:value-type="float" office:value="0.28">
            <text:p>0.28</text:p>
          </table:table-cell>
          <table:table-cell table:formula="of:=(COLUMN([.I9:.I9])-1)/[.$AD9]" office:value-type="float" office:value="0.32">
            <text:p>0.32</text:p>
          </table:table-cell>
          <table:table-cell table:formula="of:=(COLUMN([.J9:.J9])-1)/[.$AD9]" office:value-type="float" office:value="0.36">
            <text:p>0.36</text:p>
          </table:table-cell>
          <table:table-cell table:formula="of:=(COLUMN([.K9:.K9])-1)/[.$AD9]" office:value-type="float" office:value="0.4">
            <text:p>0.4</text:p>
          </table:table-cell>
          <table:table-cell table:formula="of:=(COLUMN([.L9:.L9])-1)/[.$AD9]" office:value-type="float" office:value="0.44">
            <text:p>0.44</text:p>
          </table:table-cell>
          <table:table-cell table:formula="of:=(COLUMN([.M9:.M9])-1)/[.$AD9]" office:value-type="float" office:value="0.48">
            <text:p>0.48</text:p>
          </table:table-cell>
          <table:table-cell table:formula="of:=(COLUMN([.N9:.N9])-1)/[.$AD9]" office:value-type="float" office:value="0.52">
            <text:p>0.52</text:p>
          </table:table-cell>
          <table:table-cell table:formula="of:=(COLUMN([.O9:.O9])-1)/[.$AD9]" office:value-type="float" office:value="0.56">
            <text:p>0.56</text:p>
          </table:table-cell>
          <table:table-cell table:formula="of:=(COLUMN([.P9:.P9])-1)/[.$AD9]" office:value-type="float" office:value="0.6">
            <text:p>0.6</text:p>
          </table:table-cell>
          <table:table-cell table:formula="of:=(COLUMN([.Q9:.Q9])-1)/[.$AD9]" office:value-type="float" office:value="0.64">
            <text:p>0.64</text:p>
          </table:table-cell>
          <table:table-cell table:formula="of:=(COLUMN([.R9:.R9])-1)/[.$AD9]" office:value-type="float" office:value="0.68">
            <text:p>0.68</text:p>
          </table:table-cell>
          <table:table-cell table:formula="of:=(COLUMN([.S9:.S9])-1)/[.$AD9]" office:value-type="float" office:value="0.72">
            <text:p>0.72</text:p>
          </table:table-cell>
          <table:table-cell table:formula="of:=(COLUMN([.T9:.T9])-1)/[.$AD9]" office:value-type="float" office:value="0.76">
            <text:p>0.76</text:p>
          </table:table-cell>
          <table:table-cell table:formula="of:=(COLUMN([.U9:.U9])-1)/[.$AD9]" office:value-type="float" office:value="0.8">
            <text:p>0.8</text:p>
          </table:table-cell>
          <table:table-cell table:formula="of:=(COLUMN([.V9:.V9])-1)/[.$AD9]" office:value-type="float" office:value="0.84">
            <text:p>0.84</text:p>
          </table:table-cell>
          <table:table-cell table:formula="of:=(COLUMN([.W9:.W9])-1)/[.$AD9]" office:value-type="float" office:value="0.88">
            <text:p>0.88</text:p>
          </table:table-cell>
          <table:table-cell table:formula="of:=(COLUMN([.X9:.X9])-1)/[.$AD9]" office:value-type="float" office:value="0.92">
            <text:p>0.92</text:p>
          </table:table-cell>
          <table:table-cell table:formula="of:=(COLUMN([.Y9:.Y9])-1)/[.$AD9]" office:value-type="float" office:value="0.96">
            <text:p>0.96</text:p>
          </table:table-cell>
          <table:table-cell table:formula="of:=(COLUMN([.Z9:.Z9])-1)/[.$AD9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rm Val</text:p>
          </table:table-cell>
          <table:table-cell table:formula="of:=LEGACY.NORMSINV([.B12:.B12])" office:value-type="float" office:value="-1.75068607125217">
            <text:p>-1.7506860713</text:p>
          </table:table-cell>
          <table:table-cell table:formula="of:=LEGACY.NORMSINV([.C12:.C12])" office:value-type="float" office:value="-1.40507156030963">
            <text:p>-1.4050715603</text:p>
          </table:table-cell>
          <table:table-cell table:formula="of:=LEGACY.NORMSINV([.D12:.D12])" office:value-type="float" office:value="-1.17498679206609">
            <text:p>-1.1749867921</text:p>
          </table:table-cell>
          <table:table-cell table:formula="of:=LEGACY.NORMSINV([.E12:.E12])" office:value-type="float" office:value="-0.994457883209753">
            <text:p>-0.9944578832</text:p>
          </table:table-cell>
          <table:table-cell table:formula="of:=LEGACY.NORMSINV([.F12:.F12])" office:value-type="float" office:value="-0.841621233572914">
            <text:p>-0.8416212336</text:p>
          </table:table-cell>
          <table:table-cell table:formula="of:=LEGACY.NORMSINV([.G12:.G12])" office:value-type="float" office:value="-0.706302562840088">
            <text:p>-0.7063025628</text:p>
          </table:table-cell>
          <table:table-cell table:formula="of:=LEGACY.NORMSINV([.H12:.H12])" office:value-type="float" office:value="-0.582841507271216">
            <text:p>-0.5828415073</text:p>
          </table:table-cell>
          <table:table-cell table:formula="of:=LEGACY.NORMSINV([.I12:.I12])" office:value-type="float" office:value="-0.467698799114508">
            <text:p>-0.4676987991</text:p>
          </table:table-cell>
          <table:table-cell table:formula="of:=LEGACY.NORMSINV([.J12:.J12])" office:value-type="float" office:value="-0.358458793251194">
            <text:p>-0.3584587933</text:p>
          </table:table-cell>
          <table:table-cell table:formula="of:=LEGACY.NORMSINV([.K12:.K12])" office:value-type="float" office:value="-0.2533471031358">
            <text:p>-0.2533471031</text:p>
          </table:table-cell>
          <table:table-cell table:formula="of:=LEGACY.NORMSINV([.L12:.L12])" office:value-type="float" office:value="-0.150969215496777">
            <text:p>-0.1509692155</text:p>
          </table:table-cell>
          <table:table-cell table:formula="of:=LEGACY.NORMSINV([.M12:.M12])" office:value-type="float" office:value="-0.0501535834647337">
            <text:p>-0.0501535835</text:p>
          </table:table-cell>
          <table:table-cell table:formula="of:=LEGACY.NORMSINV([.N12:.N12])" office:value-type="float" office:value="0.0501535834647337">
            <text:p>0.0501535835</text:p>
          </table:table-cell>
          <table:table-cell table:formula="of:=LEGACY.NORMSINV([.O12:.O12])" office:value-type="float" office:value="0.150969215496777">
            <text:p>0.1509692155</text:p>
          </table:table-cell>
          <table:table-cell table:formula="of:=LEGACY.NORMSINV([.P12:.P12])" office:value-type="float" office:value="0.2533471031358">
            <text:p>0.2533471031</text:p>
          </table:table-cell>
          <table:table-cell table:formula="of:=LEGACY.NORMSINV([.Q12:.Q12])" office:value-type="float" office:value="0.358458793251194">
            <text:p>0.3584587933</text:p>
          </table:table-cell>
          <table:table-cell table:formula="of:=LEGACY.NORMSINV([.R12:.R12])" office:value-type="float" office:value="0.467698799114508">
            <text:p>0.4676987991</text:p>
          </table:table-cell>
          <table:table-cell table:formula="of:=LEGACY.NORMSINV([.S12:.S12])" office:value-type="float" office:value="0.582841507271216">
            <text:p>0.5828415073</text:p>
          </table:table-cell>
          <table:table-cell table:formula="of:=LEGACY.NORMSINV([.T12:.T12])" office:value-type="float" office:value="0.706302562840088">
            <text:p>0.7063025628</text:p>
          </table:table-cell>
          <table:table-cell table:formula="of:=LEGACY.NORMSINV([.U12:.U12])" office:value-type="float" office:value="0.841621233572914">
            <text:p>0.8416212336</text:p>
          </table:table-cell>
          <table:table-cell table:formula="of:=LEGACY.NORMSINV([.V12:.V12])" office:value-type="float" office:value="0.994457883209753">
            <text:p>0.9944578832</text:p>
          </table:table-cell>
          <table:table-cell table:formula="of:=LEGACY.NORMSINV([.W12:.W12])" office:value-type="float" office:value="1.17498679206609">
            <text:p>1.1749867921</text:p>
          </table:table-cell>
          <table:table-cell table:formula="of:=LEGACY.NORMSINV([.X12:.X12])" office:value-type="float" office:value="1.40507156030963">
            <text:p>1.4050715603</text:p>
          </table:table-cell>
          <table:table-cell table:formula="of:=LEGACY.NORMSINV([.Y12:.Y12])" office:value-type="float" office:value="1.75068607125217">
            <text:p>1.7506860713</text:p>
          </table:table-cell>
          <table:table-cell table:formula="of:=LEGACY.NORMSINV([.Z12:.Z12])" office:value-type="float" office:value="0">
            <text:p>#VALUE!</text:p>
          </table:table-cell>
          <table:table-cell table:number-columns-repeated="4"/>
        </table:table-row>
        <table:table-row table:style-name="ro1">
          <table:table-cell office:value-type="string">
            <text:p>low</text:p>
          </table:table-cell>
          <table:table-cell table:formula="of:=[.B10]" office:value-type="float" office:value="-1.9332813287148">
            <text:p>-1.9332813287</text:p>
          </table:table-cell>
          <table:table-cell table:formula="of:=[.C10]" office:value-type="float" office:value="-1.79647964963789">
            <text:p>-1.7964796496</text:p>
          </table:table-cell>
          <table:table-cell table:formula="of:=[.D10]" office:value-type="float" office:value="-1.46815561985333">
            <text:p>-1.4681556199</text:p>
          </table:table-cell>
          <table:table-cell table:formula="of:=[.E10]" office:value-type="float" office:value="-1.30399360496104">
            <text:p>-1.303993605</text:p>
          </table:table-cell>
          <table:table-cell table:formula="of:=[.F10]" office:value-type="float" office:value="-1.13983159006876">
            <text:p>-1.1398315901</text:p>
          </table:table-cell>
          <table:table-cell table:formula="of:=[.G10]" office:value-type="float" office:value="-0.948309239361093">
            <text:p>-0.9483092394</text:p>
          </table:table-cell>
          <table:table-cell table:formula="of:=[.H10]" office:value-type="float" office:value="-0.838867896099571">
            <text:p>-0.8388678961</text:p>
          </table:table-cell>
          <table:table-cell table:formula="of:=[.I10]" office:value-type="float" office:value="-0.633665377484216">
            <text:p>-0.6336653775</text:p>
          </table:table-cell>
          <table:table-cell table:formula="of:=[.J10]" office:value-type="float" office:value="-0.291661179791958">
            <text:p>-0.2916611798</text:p>
          </table:table-cell>
          <table:table-cell table:formula="of:=[.K10]" office:value-type="float" office:value="0.0503430179003005">
            <text:p>0.0503430179</text:p>
          </table:table-cell>
          <table:table-cell table:formula="of:=[.L10]" office:value-type="float" office:value="0.187144696977204">
            <text:p>0.187144697</text:p>
          </table:table-cell>
          <table:table-cell table:formula="of:=[.M10]" office:value-type="float" office:value="0.255545536515655">
            <text:p>0.2555455365</text:p>
          </table:table-cell>
          <table:table-cell table:formula="of:=[.N10]" office:value-type="float" office:value="0.296586040238726">
            <text:p>0.2965860402</text:p>
          </table:table-cell>
          <table:table-cell table:formula="of:=[.O10]" office:value-type="float" office:value="0.337626543961797">
            <text:p>0.337626544</text:p>
          </table:table-cell>
          <table:table-cell table:formula="of:=[.P10]" office:value-type="float" office:value="0.378667047684868">
            <text:p>0.3786670477</text:p>
          </table:table-cell>
          <table:table-cell table:formula="of:=[.Q10]" office:value-type="float" office:value="0.44706788722332">
            <text:p>0.4470678872</text:p>
          </table:table-cell>
          <table:table-cell table:formula="of:=[.R10]" office:value-type="float" office:value="0.515468726761772">
            <text:p>0.5154687268</text:p>
          </table:table-cell>
          <table:table-cell table:formula="of:=[.S10]" office:value-type="float" office:value="0.542829062577152">
            <text:p>0.5428290626</text:p>
          </table:table-cell>
          <table:table-cell table:formula="of:=[.T10]" office:value-type="float" office:value="0.570189398392533">
            <text:p>0.5701893984</text:p>
          </table:table-cell>
          <table:table-cell table:formula="of:=[.U10]" office:value-type="float" office:value="0.748031581192507">
            <text:p>0.7480315812</text:p>
          </table:table-cell>
          <table:table-cell table:formula="of:=[.V10]" office:value-type="float" office:value="0.830112588638649">
            <text:p>0.8301125886</text:p>
          </table:table-cell>
          <table:table-cell table:formula="of:=[.W10]" office:value-type="float" office:value="0.939553931900172">
            <text:p>0.9395539319</text:p>
          </table:table-cell>
          <table:table-cell table:formula="of:=[.X10]" office:value-type="float" office:value="1.21315729005398">
            <text:p>1.2131572901</text:p>
          </table:table-cell>
          <table:table-cell table:formula="of:=[.Y10]" office:value-type="float" office:value="1.40467964076164">
            <text:p>1.4046796408</text:p>
          </table:table-cell>
          <table:table-cell table:number-columns-repeated="5"/>
        </table:table-row>
        <table:table-row table:style-name="ro1">
          <table:table-cell office:value-type="string">
            <text:p>high</text:p>
          </table:table-cell>
          <table:table-cell table:formula="of:=[.C10]" office:value-type="float" office:value="-1.79647964963789">
            <text:p>-1.7964796496</text:p>
          </table:table-cell>
          <table:table-cell table:formula="of:=[.D10]" office:value-type="float" office:value="-1.46815561985333">
            <text:p>-1.4681556199</text:p>
          </table:table-cell>
          <table:table-cell table:formula="of:=[.E10]" office:value-type="float" office:value="-1.30399360496104">
            <text:p>-1.303993605</text:p>
          </table:table-cell>
          <table:table-cell table:formula="of:=[.F10]" office:value-type="float" office:value="-1.13983159006876">
            <text:p>-1.1398315901</text:p>
          </table:table-cell>
          <table:table-cell table:formula="of:=[.G10]" office:value-type="float" office:value="-0.948309239361093">
            <text:p>-0.9483092394</text:p>
          </table:table-cell>
          <table:table-cell table:formula="of:=[.H10]" office:value-type="float" office:value="-0.838867896099571">
            <text:p>-0.8388678961</text:p>
          </table:table-cell>
          <table:table-cell table:formula="of:=[.I10]" office:value-type="float" office:value="-0.633665377484216">
            <text:p>-0.6336653775</text:p>
          </table:table-cell>
          <table:table-cell table:formula="of:=[.J10]" office:value-type="float" office:value="-0.291661179791958">
            <text:p>-0.2916611798</text:p>
          </table:table-cell>
          <table:table-cell table:formula="of:=[.K10]" office:value-type="float" office:value="0.0503430179003005">
            <text:p>0.0503430179</text:p>
          </table:table-cell>
          <table:table-cell table:formula="of:=[.L10]" office:value-type="float" office:value="0.187144696977204">
            <text:p>0.187144697</text:p>
          </table:table-cell>
          <table:table-cell table:formula="of:=[.M10]" office:value-type="float" office:value="0.255545536515655">
            <text:p>0.2555455365</text:p>
          </table:table-cell>
          <table:table-cell table:formula="of:=[.N10]" office:value-type="float" office:value="0.296586040238726">
            <text:p>0.2965860402</text:p>
          </table:table-cell>
          <table:table-cell table:formula="of:=[.O10]" office:value-type="float" office:value="0.337626543961797">
            <text:p>0.337626544</text:p>
          </table:table-cell>
          <table:table-cell table:formula="of:=[.P10]" office:value-type="float" office:value="0.378667047684868">
            <text:p>0.3786670477</text:p>
          </table:table-cell>
          <table:table-cell table:formula="of:=[.Q10]" office:value-type="float" office:value="0.44706788722332">
            <text:p>0.4470678872</text:p>
          </table:table-cell>
          <table:table-cell table:formula="of:=[.R10]" office:value-type="float" office:value="0.515468726761772">
            <text:p>0.5154687268</text:p>
          </table:table-cell>
          <table:table-cell table:formula="of:=[.S10]" office:value-type="float" office:value="0.542829062577152">
            <text:p>0.5428290626</text:p>
          </table:table-cell>
          <table:table-cell table:formula="of:=[.T10]" office:value-type="float" office:value="0.570189398392533">
            <text:p>0.5701893984</text:p>
          </table:table-cell>
          <table:table-cell table:formula="of:=[.U10]" office:value-type="float" office:value="0.748031581192507">
            <text:p>0.7480315812</text:p>
          </table:table-cell>
          <table:table-cell table:formula="of:=[.V10]" office:value-type="float" office:value="0.830112588638649">
            <text:p>0.8301125886</text:p>
          </table:table-cell>
          <table:table-cell table:formula="of:=[.W10]" office:value-type="float" office:value="0.939553931900172">
            <text:p>0.9395539319</text:p>
          </table:table-cell>
          <table:table-cell table:formula="of:=[.X10]" office:value-type="float" office:value="1.21315729005398">
            <text:p>1.2131572901</text:p>
          </table:table-cell>
          <table:table-cell table:formula="of:=[.Y10]" office:value-type="float" office:value="1.40467964076164">
            <text:p>1.4046796408</text:p>
          </table:table-cell>
          <table:table-cell table:formula="of:=[.Z10]" office:value-type="float" office:value="1.63724249519238">
            <text:p>1.6372424952</text:p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frame table:end-cell-address="List1_2.Q41" table:end-x="0.0091in" table:end-y="0.1772in" draw:z-index="0" draw:style-name="gr1" svg:width="4.8748in" svg:height="4.563in" svg:x="0.0429in" svg:y="0.0417in">
              <draw:object draw:notify-on-update-of-ranges="List1_2.B13:List1_2.Y13 List1_2.B14:List1_2.Y14 List1_2.B13:List1_2.Y13 List1_2.B15:List1_2.Y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7">
          <table:table-cell table:number-columns-repeated="30"/>
        </table:table-row>
        <table:table-row table:style-name="ro1">
          <table:table-cell/>
          <table:table-cell table:formula="of:=NORMINV(RAND(); [.$AA$2];[.$AC$2])" office:value-type="float" office:value="358.146931435788">
            <text:p>358.1469314358</text:p>
          </table:table-cell>
          <table:table-cell table:formula="of:=NORMINV(RAND(); [.$AA$2];[.$AC$2])" office:value-type="float" office:value="329.38630615581">
            <text:p>329.3863061558</text:p>
          </table:table-cell>
          <table:table-cell table:formula="of:=NORMINV(RAND(); [.$AA$2];[.$AC$2])" office:value-type="float" office:value="330.824562405586">
            <text:p>330.8245624056</text:p>
          </table:table-cell>
          <table:table-cell table:formula="of:=NORMINV(RAND(); [.$AA$2];[.$AC$2])" office:value-type="float" office:value="315.148108251018">
            <text:p>315.148108251</text:p>
          </table:table-cell>
          <table:table-cell table:formula="of:=NORMINV(RAND(); [.$AA$2];[.$AC$2])" office:value-type="float" office:value="376.720738345155">
            <text:p>376.7207383452</text:p>
          </table:table-cell>
          <table:table-cell table:formula="of:=NORMINV(RAND(); [.$AA$2];[.$AC$2])" office:value-type="float" office:value="259.68329215286">
            <text:p>259.6832921529</text:p>
          </table:table-cell>
          <table:table-cell table:formula="of:=NORMINV(RAND(); [.$AA$2];[.$AC$2])" office:value-type="float" office:value="428.849351879044">
            <text:p>428.849351879</text:p>
          </table:table-cell>
          <table:table-cell table:formula="of:=NORMINV(RAND(); [.$AA$2];[.$AC$2])" office:value-type="float" office:value="419.389104661447">
            <text:p>419.3891046614</text:p>
          </table:table-cell>
          <table:table-cell table:formula="of:=NORMINV(RAND(); [.$AA$2];[.$AC$2])" office:value-type="float" office:value="310.173480789109">
            <text:p>310.1734807891</text:p>
          </table:table-cell>
          <table:table-cell table:formula="of:=NORMINV(RAND(); [.$AA$2];[.$AC$2])" office:value-type="float" office:value="601.449045552038">
            <text:p>601.449045552</text:p>
          </table:table-cell>
          <table:table-cell table:formula="of:=NORMINV(RAND(); [.$AA$2];[.$AC$2])" office:value-type="float" office:value="439.85028518463">
            <text:p>439.8502851846</text:p>
          </table:table-cell>
          <table:table-cell table:formula="of:=NORMINV(RAND(); [.$AA$2];[.$AC$2])" office:value-type="float" office:value="405.898101913716">
            <text:p>405.8981019137</text:p>
          </table:table-cell>
          <table:table-cell table:formula="of:=NORMINV(RAND(); [.$AA$2];[.$AC$2])" office:value-type="float" office:value="312.528291542442">
            <text:p>312.5282915424</text:p>
          </table:table-cell>
          <table:table-cell table:formula="of:=NORMINV(RAND(); [.$AA$2];[.$AC$2])" office:value-type="float" office:value="480.452990246885">
            <text:p>480.4529902469</text:p>
          </table:table-cell>
          <table:table-cell table:formula="of:=NORMINV(RAND(); [.$AA$2];[.$AC$2])" office:value-type="float" office:value="504.524547361609">
            <text:p>504.5245473616</text:p>
          </table:table-cell>
          <table:table-cell table:formula="of:=NORMINV(RAND(); [.$AA$2];[.$AC$2])" office:value-type="float" office:value="304.792405215305">
            <text:p>304.7924052153</text:p>
          </table:table-cell>
          <table:table-cell table:formula="of:=NORMINV(RAND(); [.$AA$2];[.$AC$2])" office:value-type="float" office:value="335.252468527654">
            <text:p>335.2524685277</text:p>
          </table:table-cell>
          <table:table-cell table:formula="of:=NORMINV(RAND(); [.$AA$2];[.$AC$2])" office:value-type="float" office:value="280.979425838959">
            <text:p>280.979425839</text:p>
          </table:table-cell>
          <table:table-cell table:formula="of:=NORMINV(RAND(); [.$AA$2];[.$AC$2])" office:value-type="float" office:value="370.75951905459">
            <text:p>370.7595190546</text:p>
          </table:table-cell>
          <table:table-cell table:formula="of:=NORMINV(RAND(); [.$AA$2];[.$AC$2])" office:value-type="float" office:value="407.627522317491">
            <text:p>407.6275223175</text:p>
          </table:table-cell>
          <table:table-cell table:formula="of:=NORMINV(RAND(); [.$AA$2];[.$AC$2])" office:value-type="float" office:value="343.233209637446">
            <text:p>343.2332096374</text:p>
          </table:table-cell>
          <table:table-cell table:formula="of:=NORMINV(RAND(); [.$AA$2];[.$AC$2])" office:value-type="float" office:value="297.893802130095">
            <text:p>297.8938021301</text:p>
          </table:table-cell>
          <table:table-cell table:formula="of:=NORMINV(RAND(); [.$AA$2];[.$AC$2])" office:value-type="float" office:value="382.911387586508">
            <text:p>382.9113875865</text:p>
          </table:table-cell>
          <table:table-cell table:formula="of:=NORMINV(RAND(); [.$AA$2];[.$AC$2])" office:value-type="float" office:value="439.060344126145">
            <text:p>439.0603441261</text:p>
          </table:table-cell>
          <table:table-cell table:formula="of:=NORMINV(RAND(); [.$AA$2];[.$AC$2])" office:value-type="float" office:value="342.124302236673">
            <text:p>342.1243022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.094575402278">
            <text:p>252.0945754023</text:p>
          </table:table-cell>
          <table:table-cell office:value-type="float" office:value="264.990719798605">
            <text:p>264.9907197986</text:p>
          </table:table-cell>
          <table:table-cell office:value-type="float" office:value="294.729175634188">
            <text:p>294.7291756342</text:p>
          </table:table-cell>
          <table:table-cell office:value-type="float" office:value="295.548821853243">
            <text:p>295.5488218532</text:p>
          </table:table-cell>
          <table:table-cell office:value-type="float" office:value="313.189108507356">
            <text:p>313.1891085074</text:p>
          </table:table-cell>
          <table:table-cell office:value-type="float" office:value="315.652197664496">
            <text:p>315.6521976645</text:p>
          </table:table-cell>
          <table:table-cell office:value-type="float" office:value="321.674727821949">
            <text:p>321.6747278219</text:p>
          </table:table-cell>
          <table:table-cell office:value-type="float" office:value="325.517229770522">
            <text:p>325.5172297705</text:p>
          </table:table-cell>
          <table:table-cell office:value-type="float" office:value="339.798456480414">
            <text:p>339.7984564804</text:p>
          </table:table-cell>
          <table:table-cell office:value-type="float" office:value="340.363230520601">
            <text:p>340.3632305206</text:p>
          </table:table-cell>
          <table:table-cell office:value-type="float" office:value="360.891168938319">
            <text:p>360.8911689383</text:p>
          </table:table-cell>
          <table:table-cell office:value-type="float" office:value="361.132064001596">
            <text:p>361.1320640016</text:p>
          </table:table-cell>
          <table:table-cell office:value-type="float" office:value="362.969654138685">
            <text:p>362.9696541387</text:p>
          </table:table-cell>
          <table:table-cell office:value-type="float" office:value="371.077309780884">
            <text:p>371.0773097809</text:p>
          </table:table-cell>
          <table:table-cell office:value-type="float" office:value="379.631748934401">
            <text:p>379.6317489344</text:p>
          </table:table-cell>
          <table:table-cell office:value-type="float" office:value="385.244676991521">
            <text:p>385.2446769915</text:p>
          </table:table-cell>
          <table:table-cell office:value-type="float" office:value="425.489058462175">
            <text:p>425.4890584622</text:p>
          </table:table-cell>
          <table:table-cell office:value-type="float" office:value="432.647486486874">
            <text:p>432.6474864869</text:p>
          </table:table-cell>
          <table:table-cell office:value-type="float" office:value="437.988045870368">
            <text:p>437.9880458704</text:p>
          </table:table-cell>
          <table:table-cell office:value-type="float" office:value="442.007240457358">
            <text:p>442.0072404574</text:p>
          </table:table-cell>
          <table:table-cell office:value-type="float" office:value="446.673215590127">
            <text:p>446.6732155901</text:p>
          </table:table-cell>
          <table:table-cell office:value-type="float" office:value="462.160555331139">
            <text:p>462.1605553311</text:p>
          </table:table-cell>
          <table:table-cell office:value-type="float" office:value="472.574679993072">
            <text:p>472.5746799931</text:p>
          </table:table-cell>
          <table:table-cell office:value-type="float" office:value="511.840347173363">
            <text:p>511.8403471734</text:p>
          </table:table-cell>
          <table:table-cell office:value-type="float" office:value="513.831375961034">
            <text:p>513.831375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.018183122923">
            <text:p>212.0181831229</text:p>
          </table:table-cell>
          <table:table-cell office:value-type="float" office:value="230.787885112967">
            <text:p>230.787885113</text:p>
          </table:table-cell>
          <table:table-cell office:value-type="float" office:value="286.875010186397">
            <text:p>286.8750101864</text:p>
          </table:table-cell>
          <table:table-cell office:value-type="float" office:value="298.089404577151">
            <text:p>298.0894045772</text:p>
          </table:table-cell>
          <table:table-cell office:value-type="float" office:value="298.732266360355">
            <text:p>298.7322663604</text:p>
          </table:table-cell>
          <table:table-cell office:value-type="float" office:value="301.615654548201">
            <text:p>301.6156545482</text:p>
          </table:table-cell>
          <table:table-cell office:value-type="float" office:value="304.999831760017">
            <text:p>304.99983176</text:p>
          </table:table-cell>
          <table:table-cell office:value-type="float" office:value="318.339517464735">
            <text:p>318.3395174647</text:p>
          </table:table-cell>
          <table:table-cell office:value-type="float" office:value="321.082300057905">
            <text:p>321.0823000579</text:p>
          </table:table-cell>
          <table:table-cell office:value-type="float" office:value="332.392959986703">
            <text:p>332.3929599867</text:p>
          </table:table-cell>
          <table:table-cell office:value-type="float" office:value="336.547253203315">
            <text:p>336.5472532033</text:p>
          </table:table-cell>
          <table:table-cell office:value-type="float" office:value="338.570279430773">
            <text:p>338.5702794308</text:p>
          </table:table-cell>
          <table:table-cell office:value-type="float" office:value="349.348640707295">
            <text:p>349.3486407073</text:p>
          </table:table-cell>
          <table:table-cell office:value-type="float" office:value="350.645483488766">
            <text:p>350.6454834888</text:p>
          </table:table-cell>
          <table:table-cell office:value-type="float" office:value="367.389432958844">
            <text:p>367.3894329588</text:p>
          </table:table-cell>
          <table:table-cell office:value-type="float" office:value="375.716479011904">
            <text:p>375.7164790119</text:p>
          </table:table-cell>
          <table:table-cell office:value-type="float" office:value="398.637342191812">
            <text:p>398.6373421918</text:p>
          </table:table-cell>
          <table:table-cell office:value-type="float" office:value="404.114786082903">
            <text:p>404.1147860829</text:p>
          </table:table-cell>
          <table:table-cell office:value-type="float" office:value="404.620800648371">
            <text:p>404.6208006484</text:p>
          </table:table-cell>
          <table:table-cell office:value-type="float" office:value="405.712186844167">
            <text:p>405.7121868442</text:p>
          </table:table-cell>
          <table:table-cell office:value-type="float" office:value="405.932133113791">
            <text:p>405.9321331138</text:p>
          </table:table-cell>
          <table:table-cell office:value-type="float" office:value="421.179957707706">
            <text:p>421.1799577077</text:p>
          </table:table-cell>
          <table:table-cell office:value-type="float" office:value="435.89250673117">
            <text:p>435.8925067312</text:p>
          </table:table-cell>
          <table:table-cell office:value-type="float" office:value="437.117227960203">
            <text:p>437.1172279602</text:p>
          </table:table-cell>
          <table:table-cell office:value-type="float" office:value="486.733165697375">
            <text:p>486.7331656974</text:p>
          </table:table-cell>
          <table:table-cell table:number-columns-repeated="4"/>
        </table:table-row>
        <table:table-row table:style-name="ro1" table:number-rows-repeated="104852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ist1" table:style-name="ta1" table:print="false">
        <table:table-column table:style-name="co9" table:default-cell-style-name="Default"/>
        <table:table-column table:style-name="co10" table:number-columns-repeated="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995" table:default-cell-style-name="Default"/>
        <table:table-row table:style-name="ro1">
          <table:table-cell table:number-columns-repeated="2"/>
          <table:table-cell table:style-name="ce2" table:number-columns-repeated="24"/>
          <table:table-cell table:style-name="ce1" office:value-type="string">
            <text:p>stř. Hod.</text:p>
          </table:table-cell>
          <table:table-cell table:style-name="ce3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table:number-columns-repeated="994"/>
        </table:table-row>
        <table:table-row table:style-name="ro1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1" table:formula="of:=AVERAGE([.B2:.Z2])" office:value-type="float" office:value="371.32">
            <text:p>371.32</text:p>
          </table:table-cell>
          <table:table-cell table:style-name="ce3" table:formula="of:=VAR([.B2:.Z2])" office:value-type="float" office:value="5343.39333333333">
            <text:p>5343.393</text:p>
          </table:table-cell>
          <table:table-cell table:formula="of:=SQRT([.AB2])" office:value-type="float" office:value="73.0985179968331">
            <text:p>73.0985179968</text:p>
          </table:table-cell>
          <table:table-cell table:formula="of:=COUNT([.B2:.Z2])" office:value-type="float" office:value="25">
            <text:p>25</text:p>
          </table:table-cell>
          <table:table-cell table:number-columns-repeated="994"/>
        </table:table-row>
        <table:table-row table:style-name="ro1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1" table:formula="of:=AVERAGE([.B3:.Z3])" office:value-type="float" office:value="400.28">
            <text:p>400.28</text:p>
          </table:table-cell>
          <table:table-cell table:style-name="ce3" table:formula="of:=VAR([.B3:.Z3])" office:value-type="float" office:value="8601.87666666667">
            <text:p>8601.877</text:p>
          </table:table-cell>
          <table:table-cell table:formula="of:=SQRT([.AB3])" office:value-type="float" office:value="92.7463027115727">
            <text:p>92.7463027116</text:p>
          </table:table-cell>
          <table:table-cell table:formula="of:=COUNT([.B3:.Z3])" office:value-type="float" office:value="25">
            <text:p>25</text:p>
          </table:table-cell>
          <table:table-cell table:number-columns-repeated="994"/>
        </table:table-row>
        <table:table-row table:style-name="ro1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1" table:formula="of:=AVERAGE([.B4:.Z4])" office:value-type="float" office:value="368.52">
            <text:p>368.52</text:p>
          </table:table-cell>
          <table:table-cell table:style-name="ce3" table:formula="of:=VAR([.B4:.Z4])" office:value-type="float" office:value="5090.26">
            <text:p>5090.260</text:p>
          </table:table-cell>
          <table:table-cell table:formula="of:=SQRT([.AB4])" office:value-type="float" office:value="71.3460580550881">
            <text:p>71.3460580551</text:p>
          </table:table-cell>
          <table:table-cell table:formula="of:=COUNT([.B4:.Z4])" office:value-type="float" office:value="25">
            <text:p>25</text:p>
          </table:table-cell>
          <table:table-cell table:number-columns-repeated="994"/>
        </table:table-row>
        <table:table-row table:style-name="ro1">
          <table:table-cell office:value-type="string">
            <text:p>IV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1" table:formula="of:=AVERAGE([.B5:.Z5])" office:value-type="float" office:value="588.6">
            <text:p>588.60</text:p>
          </table:table-cell>
          <table:table-cell table:style-name="ce3" table:formula="of:=VAR([.B5:.Z5])" office:value-type="float" office:value="16405.0947368421">
            <text:p>16405.095</text:p>
          </table:table-cell>
          <table:table-cell table:formula="of:=SQRT([.AB5])" office:value-type="float" office:value="128.082374809503">
            <text:p>128.0823748095</text:p>
          </table:table-cell>
          <table:table-cell table:formula="of:=COUNT([.B5:.Z5])" office:value-type="float" office:value="20">
            <text:p>2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 dobre shody pro II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1" table:formula="of:=AVERAGE([.B8:.Z8])" office:value-type="float" office:value="400.28">
            <text:p>400.28</text:p>
          </table:table-cell>
          <table:table-cell table:style-name="ce3" table:formula="of:=VAR([.B8:.Z8])" office:value-type="float" office:value="8601.87666666667">
            <text:p>8601.877</text:p>
          </table:table-cell>
          <table:table-cell table:formula="of:=SQRT([.AB8])" office:value-type="float" office:value="92.7463027115727">
            <text:p>92.7463027116</text:p>
          </table:table-cell>
          <table:table-cell table:formula="of:=COUNT([.B8:.Z8])" office:value-type="float" office:value="25">
            <text:p>25</text:p>
          </table:table-cell>
          <table:table-cell table:number-columns-repeated="994"/>
        </table:table-row>
        <table:table-row table:style-name="ro1">
          <table:table-cell office:value-type="string">
            <text:p>interval:</text:p>
          </table:table-cell>
          <table:table-cell table:formula="of:=MIN([.B8:.Z8])" office:value-type="float" office:value="218">
            <text:p>218</text:p>
          </table:table-cell>
          <table:table-cell table:formula="of:=MAX([.B8:.Z8])" office:value-type="float" office:value="537">
            <text:p>537</text:p>
          </table:table-cell>
          <table:table-cell table:number-columns-repeated="1021"/>
        </table:table-row>
        <table:table-row table:style-name="ro1">
          <table:table-cell office:value-type="string">
            <text:p>počet trid(sturges)</text:p>
          </table:table-cell>
          <table:table-cell table:number-columns-repeated="2"/>
          <table:table-cell table:formula="of:=1+3.3*LOG(25;10)" office:value-type="float" office:value="5.61320202861772">
            <text:p>5.613202028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rka:</text:p>
          </table:table-cell>
          <table:table-cell table:formula="of:=([.$C$9]-[.$B$8])/[.$F$10]" office:value-type="float" office:value="63.8">
            <text:p>63.8</text:p>
          </table:table-cell>
          <table:table-cell table:number-columns-repeated="4"/>
          <table:table-cell office:value-type="string">
            <text:p>rel. c.</text:p>
          </table:table-cell>
          <table:table-cell office:value-type="string">
            <text:p>teor.</text:p>
          </table:table-cell>
          <table:table-cell/>
          <table:table-cell office:value-type="string">
            <text:p>diff sqr</text:p>
          </table:table-cell>
          <table:table-cell table:number-columns-repeated="1007"/>
        </table:table-row>
        <table:table-row table:style-name="ro1">
          <table:table-cell office:value-type="string">
            <text:p>tridy:</text:p>
          </table:table-cell>
          <table:table-cell office:value-type="float" office:value="0">
            <text:p>0</text:p>
          </table:table-cell>
          <table:table-cell table:formula="of:=[.$B11]*[.$I$10]+[.$B$9]" office:value-type="float" office:value="218">
            <text:p>218</text:p>
          </table:table-cell>
          <table:table-cell table:formula="of:=([.$B11]+1)*[.$I$10]+[.$B$9]" office:value-type="float" office:value="281.8">
            <text:p>281.8</text:p>
          </table:table-cell>
          <table:table-cell/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table:number-columns-repeated="4"/>
          <table:table-cell table:formula="of:=COUNT([.F11:.M11])" office:value-type="float" office:value="4">
            <text:p>4</text:p>
          </table:table-cell>
          <table:table-cell table:formula="of:=(NORMDIST([.D11];[.$AA$2];[.$AC$2];1)-NORMDIST([.C11];[.$AA$2];[.$AC$2];1))*[.$AD$8]" office:value-type="float" office:value="2.30941611066811">
            <text:p>2.3094161107</text:p>
          </table:table-cell>
          <table:table-cell/>
          <table:table-cell table:formula="of:=([.O11]-[.N11])^2/[.N11]" office:value-type="float" office:value="0.714518471717131">
            <text:p>0.7145184717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le tridy, nedobry test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$B12]*[.$I$10]+[.$B$9]" office:value-type="float" office:value="281.8">
            <text:p>281.8</text:p>
          </table:table-cell>
          <table:table-cell table:formula="of:=([.$B12]+1)*[.$I$10]+[.$B$9]" office:value-type="float" office:value="345.6">
            <text:p>345.6</text:p>
          </table:table-cell>
          <table:table-cell/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table:number-columns-repeated="5"/>
          <table:table-cell table:formula="of:=COUNT([.F12:.M12])" office:value-type="float" office:value="3">
            <text:p>3</text:p>
          </table:table-cell>
          <table:table-cell table:formula="of:=(NORMDIST([.D12];[.$AA$2];[.$AC$2];1)-NORMDIST([.C12];[.$AA$2];[.$AC$2];1))*[.$AD$8]" office:value-type="float" office:value="6.30300228991253">
            <text:p>6.3030022899</text:p>
          </table:table-cell>
          <table:table-cell/>
          <table:table-cell table:formula="of:=([.O12]-[.N12])^2/[.N12]" office:value-type="float" office:value="3.63660804238913">
            <text:p>3.6366080424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B13]*[.$I$10]+[.$B$9]" office:value-type="float" office:value="345.6">
            <text:p>345.6</text:p>
          </table:table-cell>
          <table:table-cell table:formula="of:=([.$B13]+1)*[.$I$10]+[.$B$9]" office:value-type="float" office:value="409.4">
            <text:p>409.4</text:p>
          </table:table-cell>
          <table:table-cell/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table:number-columns-repeated="4"/>
          <table:table-cell table:formula="of:=COUNT([.F13:.M13])" office:value-type="float" office:value="4">
            <text:p>4</text:p>
          </table:table-cell>
          <table:table-cell table:formula="of:=(NORMDIST([.D13];[.$AA$2];[.$AC$2];1)-NORMDIST([.C13];[.$AA$2];[.$AC$2];1))*[.$AD$8]" office:value-type="float" office:value="8.40805205102108">
            <text:p>8.408052051</text:p>
          </table:table-cell>
          <table:table-cell/>
          <table:table-cell table:formula="of:=([.O13]-[.N13])^2/[.N13]" office:value-type="float" office:value="4.85773072112779">
            <text:p>4.8577307211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B14]*[.$I$10]+[.$B$9]" office:value-type="float" office:value="409.4">
            <text:p>409.4</text:p>
          </table:table-cell>
          <table:table-cell table:formula="of:=([.$B14]+1)*[.$I$10]+[.$B$9]" office:value-type="float" office:value="473.2">
            <text:p>473.2</text:p>
          </table:table-cell>
          <table:table-cell/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table:formula="of:=COUNT([.F14:.M14])" office:value-type="float" office:value="8">
            <text:p>8</text:p>
          </table:table-cell>
          <table:table-cell table:formula="of:=(NORMDIST([.D14];[.$AA$2];[.$AC$2];1)-NORMDIST([.C14];[.$AA$2];[.$AC$2];1))*[.$AD$8]" office:value-type="float" office:value="5.48763157912911">
            <text:p>5.4876315791</text:p>
          </table:table-cell>
          <table:table-cell/>
          <table:table-cell table:formula="of:=([.O14]-[.N14])^2/[.N14]" office:value-type="float" office:value="0.788999385273663">
            <text:p>0.78899938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B15]*[.$I$10]+[.$B$9]" office:value-type="float" office:value="473.2">
            <text:p>473.2</text:p>
          </table:table-cell>
          <table:table-cell table:formula="of:=([.$B15]+1)*[.$I$10]+[.$B$9]" office:value-type="float" office:value="537">
            <text:p>537</text:p>
          </table:table-cell>
          <table:table-cell/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number-columns-repeated="2"/>
          <table:table-cell table:formula="of:=COUNT([.F15:.M15])" office:value-type="float" office:value="6">
            <text:p>6</text:p>
          </table:table-cell>
          <table:table-cell table:formula="of:=(NORMDIST([.D15];[.$AA$2];[.$AC$2];1)-NORMDIST([.C15];[.$AA$2];[.$AC$2];1))*[.$AD$8]" office:value-type="float" office:value="1.74973188557762">
            <text:p>1.7497318856</text:p>
          </table:table-cell>
          <table:table-cell/>
          <table:table-cell table:formula="of:=([.O15]-[.N15])^2/[.N15]" office:value-type="float" office:value="3.0107965074126">
            <text:p>3.010796507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11:.Q15])" office:value-type="float" office:value="13.0086531279203">
            <text:p>13.008653127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>
            <text:p>chi. Crit.</text:p>
          </table:table-cell>
          <table:table-cell table:number-columns-repeated="2"/>
          <table:table-cell table:style-name="ce4" table:formula="of:=LEGACY.CHIINV(0.05;4)" office:value-type="float" office:value="9.48772903678116">
            <text:p>9.4877290368</text:p>
          </table:table-cell>
          <table:table-cell/>
          <table:table-cell office:value-type="string">
            <text:p>zamitame</text:p>
          </table:table-cell>
          <table:table-cell table:number-columns-repeated="1005"/>
        </table:table-row>
      </table:table>
      <table:table table:name="List2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10" table:number-columns-repeated="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1">
          <table:table-cell/>
          <table:table-cell office:value-type="string">
            <text:p>kolmogorov</text:p>
          </table:table-cell>
          <table:table-cell table:number-columns-repeated="1022"/>
        </table:table-row>
        <table:table-row table:style-name="ro1">
          <table:table-cell table:number-columns-repeated="26"/>
          <table:table-cell table:style-name="ce1" office:value-type="string">
            <text:p>stř. Hod.</text:p>
          </table:table-cell>
          <table:table-cell table:style-name="ce3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table:number-columns-repeated="994"/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1" table:formula="of:=AVERAGE([.B3:.Z3])" office:value-type="float" office:value="368.52">
            <text:p>368.52</text:p>
          </table:table-cell>
          <table:table-cell table:style-name="ce3" table:formula="of:=VAR([.B3:.Z3])" office:value-type="float" office:value="5090.26">
            <text:p>5090.260</text:p>
          </table:table-cell>
          <table:table-cell table:formula="of:=SQRT([.AB3])" office:value-type="float" office:value="71.3460580550881">
            <text:p>71.3460580551</text:p>
          </table:table-cell>
          <table:table-cell table:formula="of:=COUNT([.B3:.Z3])" office:value-type="float" office:value="25">
            <text:p>25</text:p>
          </table:table-cell>
          <table:table-cell table:number-columns-repeated="994"/>
        </table:table-row>
        <table:table-row table:style-name="ro1">
          <table:table-cell office:value-type="string">
            <text:p>F(i)</text:p>
          </table:table-cell>
          <table:table-cell table:formula="of:=1/[.$AD$3]" office:value-type="float" office:value="0.04">
            <text:p>0.04</text:p>
          </table:table-cell>
          <table:table-cell table:formula="of:=[.B4]+1/[.$AD$3]" office:value-type="float" office:value="0.08">
            <text:p>0.08</text:p>
          </table:table-cell>
          <table:table-cell table:formula="of:=[.C4]+1/[.$AD$3]" office:value-type="float" office:value="0.12">
            <text:p>0.12</text:p>
          </table:table-cell>
          <table:table-cell table:formula="of:=[.D4]+1/[.$AD$3]" office:value-type="float" office:value="0.16">
            <text:p>0.16</text:p>
          </table:table-cell>
          <table:table-cell table:formula="of:=[.E4]+1/[.$AD$3]" office:value-type="float" office:value="0.2">
            <text:p>0.2</text:p>
          </table:table-cell>
          <table:table-cell table:formula="of:=[.F4]+1/[.$AD$3]" office:value-type="float" office:value="0.24">
            <text:p>0.24</text:p>
          </table:table-cell>
          <table:table-cell table:formula="of:=[.G4]+1/[.$AD$3]" office:value-type="float" office:value="0.28">
            <text:p>0.28</text:p>
          </table:table-cell>
          <table:table-cell table:formula="of:=[.H4]+1/[.$AD$3]" office:value-type="float" office:value="0.32">
            <text:p>0.32</text:p>
          </table:table-cell>
          <table:table-cell table:formula="of:=[.I4]+1/[.$AD$3]" office:value-type="float" office:value="0.36">
            <text:p>0.36</text:p>
          </table:table-cell>
          <table:table-cell table:formula="of:=[.J4]+1/[.$AD$3]" office:value-type="float" office:value="0.4">
            <text:p>0.4</text:p>
          </table:table-cell>
          <table:table-cell table:formula="of:=[.K4]+1/[.$AD$3]" office:value-type="float" office:value="0.44">
            <text:p>0.44</text:p>
          </table:table-cell>
          <table:table-cell table:formula="of:=[.L4]+1/[.$AD$3]" office:value-type="float" office:value="0.48">
            <text:p>0.48</text:p>
          </table:table-cell>
          <table:table-cell table:formula="of:=[.M4]+1/[.$AD$3]" office:value-type="float" office:value="0.52">
            <text:p>0.52</text:p>
          </table:table-cell>
          <table:table-cell table:formula="of:=[.N4]+1/[.$AD$3]" office:value-type="float" office:value="0.56">
            <text:p>0.56</text:p>
          </table:table-cell>
          <table:table-cell table:formula="of:=[.O4]+1/[.$AD$3]" office:value-type="float" office:value="0.6">
            <text:p>0.6</text:p>
          </table:table-cell>
          <table:table-cell table:formula="of:=[.P4]+1/[.$AD$3]" office:value-type="float" office:value="0.64">
            <text:p>0.64</text:p>
          </table:table-cell>
          <table:table-cell table:formula="of:=[.Q4]+1/[.$AD$3]" office:value-type="float" office:value="0.68">
            <text:p>0.68</text:p>
          </table:table-cell>
          <table:table-cell table:formula="of:=[.R4]+1/[.$AD$3]" office:value-type="float" office:value="0.72">
            <text:p>0.72</text:p>
          </table:table-cell>
          <table:table-cell table:formula="of:=[.S4]+1/[.$AD$3]" office:value-type="float" office:value="0.76">
            <text:p>0.76</text:p>
          </table:table-cell>
          <table:table-cell table:formula="of:=[.T4]+1/[.$AD$3]" office:value-type="float" office:value="0.8">
            <text:p>0.8</text:p>
          </table:table-cell>
          <table:table-cell table:formula="of:=[.U4]+1/[.$AD$3]" office:value-type="float" office:value="0.84">
            <text:p>0.84</text:p>
          </table:table-cell>
          <table:table-cell table:formula="of:=[.V4]+1/[.$AD$3]" office:value-type="float" office:value="0.88">
            <text:p>0.88</text:p>
          </table:table-cell>
          <table:table-cell table:formula="of:=[.W4]+1/[.$AD$3]" office:value-type="float" office:value="0.92">
            <text:p>0.92</text:p>
          </table:table-cell>
          <table:table-cell table:formula="of:=[.X4]+1/[.$AD$3]" office:value-type="float" office:value="0.96">
            <text:p>0.96</text:p>
          </table:table-cell>
          <table:table-cell table:formula="of:=[.Y4]+1/[.$AD$3]" office:value-type="float" office:value="1">
            <text:p>1</text:p>
          </table:table-cell>
          <table:table-cell table:number-columns-repeated="998"/>
        </table:table-row>
        <table:table-row table:style-name="ro1">
          <table:table-cell office:value-type="string">
            <text:p>Z-sour</text:p>
          </table:table-cell>
          <table:table-cell table:formula="of:=([.B3]-[.$AA$3])/[.$AC$3]" office:value-type="float" office:value="-1.80136090911661">
            <text:p>-1.8013609091</text:p>
          </table:table-cell>
          <table:table-cell table:formula="of:=([.C3]-[.$AA$3])/[.$AC$3]" office:value-type="float" office:value="-1.61915042188882">
            <text:p>-1.6191504219</text:p>
          </table:table-cell>
          <table:table-cell table:formula="of:=([.D3]-[.$AA$3])/[.$AC$3]" office:value-type="float" office:value="-1.36685897803495">
            <text:p>-1.366858978</text:p>
          </table:table-cell>
          <table:table-cell table:formula="of:=([.E3]-[.$AA$3])/[.$AC$3]" office:value-type="float" office:value="-1.1285837255063">
            <text:p>-1.1285837255</text:p>
          </table:table-cell>
          <table:table-cell table:formula="of:=([.F3]-[.$AA$3])/[.$AC$3]" office:value-type="float" office:value="-0.932357046953291">
            <text:p>-0.932357047</text:p>
          </table:table-cell>
          <table:table-cell table:formula="of:=([.G3]-[.$AA$3])/[.$AC$3]" office:value-type="float" office:value="-0.806211325026357">
            <text:p>-0.806211325</text:p>
          </table:table-cell>
          <table:table-cell table:formula="of:=([.H3]-[.$AA$3])/[.$AC$3]" office:value-type="float" office:value="-0.624000837798565">
            <text:p>-0.6240008378</text:p>
          </table:table-cell>
          <table:table-cell table:formula="of:=([.I3]-[.$AA$3])/[.$AC$3]" office:value-type="float" office:value="-0.441790350570772">
            <text:p>-0.4417903506</text:p>
          </table:table-cell>
          <table:table-cell table:formula="of:=([.J3]-[.$AA$3])/[.$AC$3]" office:value-type="float" office:value="-0.287612245993408">
            <text:p>-0.287612246</text:p>
          </table:table-cell>
          <table:table-cell table:formula="of:=([.K3]-[.$AA$3])/[.$AC$3]" office:value-type="float" office:value="-0.217531289367334">
            <text:p>-0.2175312894</text:p>
          </table:table-cell>
          <table:table-cell table:formula="of:=([.L3]-[.$AA$3])/[.$AC$3]" office:value-type="float" office:value="-0.14745033274126">
            <text:p>-0.1474503327</text:p>
          </table:table-cell>
          <table:table-cell table:formula="of:=([.M3]-[.$AA$3])/[.$AC$3]" office:value-type="float" office:value="0.0347601544865331">
            <text:p>0.0347601545</text:p>
          </table:table-cell>
          <table:table-cell table:formula="of:=([.N3]-[.$AA$3])/[.$AC$3]" office:value-type="float" office:value="0.0768087284621776">
            <text:p>0.0768087285</text:p>
          </table:table-cell>
          <table:table-cell table:formula="of:=([.O3]-[.$AA$3])/[.$AC$3]" office:value-type="float" office:value="0.245003024364756">
            <text:p>0.2450030244</text:p>
          </table:table-cell>
          <table:table-cell table:formula="of:=([.P3]-[.$AA$3])/[.$AC$3]" office:value-type="float" office:value="0.245003024364756">
            <text:p>0.2450030244</text:p>
          </table:table-cell>
          <table:table-cell table:formula="of:=([.Q3]-[.$AA$3])/[.$AC$3]" office:value-type="float" office:value="0.2870515983404">
            <text:p>0.2870515983</text:p>
          </table:table-cell>
          <table:table-cell table:formula="of:=([.R3]-[.$AA$3])/[.$AC$3]" office:value-type="float" office:value="0.31508398099083">
            <text:p>0.315083981</text:p>
          </table:table-cell>
          <table:table-cell table:formula="of:=([.S3]-[.$AA$3])/[.$AC$3]" office:value-type="float" office:value="0.357132554966474">
            <text:p>0.357132555</text:p>
          </table:table-cell>
          <table:table-cell table:formula="of:=([.T3]-[.$AA$3])/[.$AC$3]" office:value-type="float" office:value="0.483278276893408">
            <text:p>0.4832782769</text:p>
          </table:table-cell>
          <table:table-cell table:formula="of:=([.U3]-[.$AA$3])/[.$AC$3]" office:value-type="float" office:value="0.567375424844697">
            <text:p>0.5673754248</text:p>
          </table:table-cell>
          <table:table-cell table:formula="of:=([.V3]-[.$AA$3])/[.$AC$3]" office:value-type="float" office:value="0.637456381470771">
            <text:p>0.6374563815</text:p>
          </table:table-cell>
          <table:table-cell table:formula="of:=([.W3]-[.$AA$3])/[.$AC$3]" office:value-type="float" office:value="0.903764016649853">
            <text:p>0.9037640166</text:p>
          </table:table-cell>
          <table:table-cell table:formula="of:=([.X3]-[.$AA$3])/[.$AC$3]" office:value-type="float" office:value="1.08597450387765">
            <text:p>1.0859745039</text:p>
          </table:table-cell>
          <table:table-cell table:formula="of:=([.Y3]-[.$AA$3])/[.$AC$3]" office:value-type="float" office:value="1.43637928700802">
            <text:p>1.436379287</text:p>
          </table:table-cell>
          <table:table-cell table:formula="of:=([.Z3]-[.$AA$3])/[.$AC$3]" office:value-type="float" office:value="2.69783650627735">
            <text:p>2.6978365063</text:p>
          </table:table-cell>
          <table:table-cell table:number-columns-repeated="998"/>
        </table:table-row>
        <table:table-row table:style-name="ro1">
          <table:table-cell office:value-type="string">
            <text:p>F(x)</text:p>
          </table:table-cell>
          <table:table-cell table:formula="of:=LEGACY.NORMSDIST([.B5])" office:value-type="float" office:value="0.0358230066478052">
            <text:p>0.0358230066</text:p>
          </table:table-cell>
          <table:table-cell table:formula="of:=LEGACY.NORMSDIST([.C5])" office:value-type="float" office:value="0.0527074511168454">
            <text:p>0.0527074511</text:p>
          </table:table-cell>
          <table:table-cell table:formula="of:=LEGACY.NORMSDIST([.D5])" office:value-type="float" office:value="0.0858347561013339">
            <text:p>0.0858347561</text:p>
          </table:table-cell>
          <table:table-cell table:formula="of:=LEGACY.NORMSDIST([.E5])" office:value-type="float" office:value="0.129536739609757">
            <text:p>0.1295367396</text:p>
          </table:table-cell>
          <table:table-cell table:formula="of:=LEGACY.NORMSDIST([.F5])" office:value-type="float" office:value="0.175576017505554">
            <text:p>0.1755760175</text:p>
          </table:table-cell>
          <table:table-cell table:formula="of:=LEGACY.NORMSDIST([.G5])" office:value-type="float" office:value="0.210060504907901">
            <text:p>0.2100605049</text:p>
          </table:table-cell>
          <table:table-cell table:formula="of:=LEGACY.NORMSDIST([.H5])" office:value-type="float" office:value="0.266313517429737">
            <text:p>0.2663135174</text:p>
          </table:table-cell>
          <table:table-cell table:formula="of:=LEGACY.NORMSDIST([.I5])" office:value-type="float" office:value="0.329320460915887">
            <text:p>0.3293204609</text:p>
          </table:table-cell>
          <table:table-cell table:formula="of:=LEGACY.NORMSDIST([.J5])" office:value-type="float" office:value="0.386821784928698">
            <text:p>0.3868217849</text:p>
          </table:table-cell>
          <table:table-cell table:formula="of:=LEGACY.NORMSDIST([.K5])" office:value-type="float" office:value="0.41389716267773">
            <text:p>0.4138971627</text:p>
          </table:table-cell>
          <table:table-cell table:formula="of:=LEGACY.NORMSDIST([.L5])" office:value-type="float" office:value="0.441388289930927">
            <text:p>0.4413882899</text:p>
          </table:table-cell>
          <table:table-cell table:formula="of:=LEGACY.NORMSDIST([.M5])" office:value-type="float" office:value="0.513864503235039">
            <text:p>0.5138645032</text:p>
          </table:table-cell>
          <table:table-cell table:formula="of:=LEGACY.NORMSDIST([.N5])" office:value-type="float" office:value="0.530612146527251">
            <text:p>0.5306121465</text:p>
          </table:table-cell>
          <table:table-cell table:formula="of:=LEGACY.NORMSDIST([.O5])" office:value-type="float" office:value="0.596772955193575">
            <text:p>0.5967729552</text:p>
          </table:table-cell>
          <table:table-cell table:formula="of:=LEGACY.NORMSDIST([.P5])" office:value-type="float" office:value="0.596772955193575">
            <text:p>0.5967729552</text:p>
          </table:table-cell>
          <table:table-cell table:formula="of:=LEGACY.NORMSDIST([.Q5])" office:value-type="float" office:value="0.612963593943636">
            <text:p>0.6129635939</text:p>
          </table:table-cell>
          <table:table-cell table:formula="of:=LEGACY.NORMSDIST([.R5])" office:value-type="float" office:value="0.62365105457727">
            <text:p>0.6236510546</text:p>
          </table:table-cell>
          <table:table-cell table:formula="of:=LEGACY.NORMSDIST([.S5])" office:value-type="float" office:value="0.639503713000611">
            <text:p>0.639503713</text:p>
          </table:table-cell>
          <table:table-cell table:formula="of:=LEGACY.NORMSDIST([.T5])" office:value-type="float" office:value="0.685550918926007">
            <text:p>0.6855509189</text:p>
          </table:table-cell>
          <table:table-cell table:formula="of:=LEGACY.NORMSDIST([.U5])" office:value-type="float" office:value="0.714770428631241">
            <text:p>0.7147704286</text:p>
          </table:table-cell>
          <table:table-cell table:formula="of:=LEGACY.NORMSDIST([.V5])" office:value-type="float" office:value="0.738086193427988">
            <text:p>0.7380861934</text:p>
          </table:table-cell>
          <table:table-cell table:formula="of:=LEGACY.NORMSDIST([.W5])" office:value-type="float" office:value="0.816939727087454">
            <text:p>0.8169397271</text:p>
          </table:table-cell>
          <table:table-cell table:formula="of:=LEGACY.NORMSDIST([.X5])" office:value-type="float" office:value="0.861254863766614">
            <text:p>0.8612548638</text:p>
          </table:table-cell>
          <table:table-cell table:formula="of:=LEGACY.NORMSDIST([.Y5])" office:value-type="float" office:value="0.924552778107288">
            <text:p>0.9245527781</text:p>
          </table:table-cell>
          <table:table-cell table:formula="of:=LEGACY.NORMSDIST([.Z5])" office:value-type="float" office:value="0.996510414609778">
            <text:p>0.9965104146</text:p>
          </table:table-cell>
          <table:table-cell table:number-columns-repeated="998"/>
        </table:table-row>
        <table:table-row table:style-name="ro1">
          <table:table-cell office:value-type="string">
            <text:p>abs diff</text:p>
          </table:table-cell>
          <table:table-cell table:formula="of:=ABS([.B6]-[.B4])" office:value-type="float" office:value="0.00417699335219484">
            <text:p>0.0041769934</text:p>
          </table:table-cell>
          <table:table-cell table:formula="of:=ABS([.C6]-[.C4])" office:value-type="float" office:value="0.0272925488831546">
            <text:p>0.0272925489</text:p>
          </table:table-cell>
          <table:table-cell table:formula="of:=ABS([.D6]-[.D4])" office:value-type="float" office:value="0.0341652438986661">
            <text:p>0.0341652439</text:p>
          </table:table-cell>
          <table:table-cell table:formula="of:=ABS([.E6]-[.E4])" office:value-type="float" office:value="0.0304632603902435">
            <text:p>0.0304632604</text:p>
          </table:table-cell>
          <table:table-cell table:formula="of:=ABS([.F6]-[.F4])" office:value-type="float" office:value="0.0244239824944462">
            <text:p>0.0244239825</text:p>
          </table:table-cell>
          <table:table-cell table:formula="of:=ABS([.G6]-[.G4])" office:value-type="float" office:value="0.0299394950920987">
            <text:p>0.0299394951</text:p>
          </table:table-cell>
          <table:table-cell table:formula="of:=ABS([.H6]-[.H4])" office:value-type="float" office:value="0.0136864825702632">
            <text:p>0.0136864826</text:p>
          </table:table-cell>
          <table:table-cell table:formula="of:=ABS([.I6]-[.I4])" office:value-type="float" office:value="0.00932046091588745">
            <text:p>0.0093204609</text:p>
          </table:table-cell>
          <table:table-cell table:formula="of:=ABS([.J6]-[.J4])" office:value-type="float" office:value="0.026821784928698">
            <text:p>0.0268217849</text:p>
          </table:table-cell>
          <table:table-cell table:formula="of:=ABS([.K6]-[.K4])" office:value-type="float" office:value="0.0138971626777296">
            <text:p>0.0138971627</text:p>
          </table:table-cell>
          <table:table-cell table:formula="of:=ABS([.L6]-[.L4])" office:value-type="float" office:value="0.00138828993092666">
            <text:p>0.0013882899</text:p>
          </table:table-cell>
          <table:table-cell table:formula="of:=ABS([.M6]-[.M4])" office:value-type="float" office:value="0.0338645032350386">
            <text:p>0.0338645032</text:p>
          </table:table-cell>
          <table:table-cell table:formula="of:=ABS([.N6]-[.N4])" office:value-type="float" office:value="0.0106121465272511">
            <text:p>0.0106121465</text:p>
          </table:table-cell>
          <table:table-cell table:formula="of:=ABS([.O6]-[.O4])" office:value-type="float" office:value="0.036772955193575">
            <text:p>0.0367729552</text:p>
          </table:table-cell>
          <table:table-cell table:formula="of:=ABS([.P6]-[.P4])" office:value-type="float" office:value="0.00322704480642499">
            <text:p>0.0032270448</text:p>
          </table:table-cell>
          <table:table-cell table:formula="of:=ABS([.Q6]-[.Q4])" office:value-type="float" office:value="0.0270364060563645">
            <text:p>0.0270364061</text:p>
          </table:table-cell>
          <table:table-cell table:formula="of:=ABS([.R6]-[.R4])" office:value-type="float" office:value="0.0563489454227301">
            <text:p>0.0563489454</text:p>
          </table:table-cell>
          <table:table-cell table:formula="of:=ABS([.S6]-[.S4])" office:value-type="float" office:value="0.0804962869993894">
            <text:p>0.080496287</text:p>
          </table:table-cell>
          <table:table-cell table:formula="of:=ABS([.T6]-[.T4])" office:value-type="float" office:value="0.0744490810739934">
            <text:p>0.0744490811</text:p>
          </table:table-cell>
          <table:table-cell table:formula="of:=ABS([.U6]-[.U4])" office:value-type="float" office:value="0.0852295713687593">
            <text:p>0.0852295714</text:p>
          </table:table-cell>
          <table:table-cell table:formula="of:=ABS([.V6]-[.V4])" office:value-type="float" office:value="0.101913806572012">
            <text:p>0.1019138066</text:p>
          </table:table-cell>
          <table:table-cell table:formula="of:=ABS([.W6]-[.W4])" office:value-type="float" office:value="0.0630602729125457">
            <text:p>0.0630602729</text:p>
          </table:table-cell>
          <table:table-cell table:formula="of:=ABS([.X6]-[.X4])" office:value-type="float" office:value="0.0587451362333867">
            <text:p>0.0587451362</text:p>
          </table:table-cell>
          <table:table-cell table:formula="of:=ABS([.Y6]-[.Y4])" office:value-type="float" office:value="0.0354472218927121">
            <text:p>0.0354472219</text:p>
          </table:table-cell>
          <table:table-cell table:formula="of:=ABS([.Z6]-[.Z4])" office:value-type="float" office:value="0.00348958539022182">
            <text:p>0.0034895854</text:p>
          </table:table-cell>
          <table:table-cell table:formula="of:=MAX([.B7:.Z7])" office:value-type="float" office:value="0.101913806572012">
            <text:p>0.101913806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Kolmogorov krit. 25, 0.05:</text:p>
          </table:table-cell>
          <table:table-cell table:number-columns-repeated="3"/>
          <table:table-cell office:value-type="float" office:value="0.264">
            <text:p>0.26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6"/>
          <table:table-cell office:value-type="string">
            <text:p>nezamitame normalitu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>
            <text:p>Liliefors:</text:p>
          </table:table-cell>
          <table:table-cell table:number-columns-repeated="3"/>
          <table:table-cell office:value-type="float" office:value="0.1726">
            <text:p>0.1726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>
            <text:p>nezamitneme normalitu</text:p>
          </table:table-cell>
          <table:table-cell table:number-columns-repeated="997"/>
        </table:table-row>
      </table:table>
      <table:table table:name="List3" table:style-name="ta1" table:print="false">
        <table:table-column table:style-name="co27" table:default-cell-style-name="Default"/>
        <table:table-column table:style-name="co31" table:default-cell-style-name="Default"/>
        <table:table-column table:style-name="co10" table:number-columns-repeated="3" table:default-cell-style-name="Default"/>
        <table:table-column table:style-name="co32" table:default-cell-style-name="Default"/>
        <table:table-column table:style-name="co10" table:number-columns-repeated="15" table:default-cell-style-name="Default"/>
        <table:table-column table:style-name="co33" table:default-cell-style-name="Default"/>
        <table:table-column table:style-name="co10" table:number-columns-repeated="4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10" table:number-columns-repeated="996" table:default-cell-style-name="Default"/>
        <table:table-row table:style-name="ro1">
          <table:table-cell/>
          <table:table-cell office:value-type="string">
            <text:p>sikmost spicato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1" table:formula="of:=AVERAGE([.B3:.Z3])" office:value-type="float" office:value="588.6">
            <text:p>588.60</text:p>
          </table:table-cell>
          <table:table-cell table:style-name="ce3" table:formula="of:=VAR([.B3:.Z3])" office:value-type="float" office:value="16405.0947368421">
            <text:p>16405.095</text:p>
          </table:table-cell>
          <table:table-cell table:formula="of:=SQRT([.AB3])" office:value-type="float" office:value="128.082374809503">
            <text:p>128.0823748095</text:p>
          </table:table-cell>
          <table:table-cell table:formula="of:=COUNT([.B3:.Z3])" office:value-type="float" office:value="20">
            <text:p>20</text:p>
          </table:table-cell>
          <table:table-cell table:number-columns-repeated="994"/>
        </table:table-row>
        <table:table-row table:style-name="ro1">
          <table:table-cell office:value-type="string">
            <text:p>sikmost</text:p>
          </table:table-cell>
          <table:table-cell table:formula="of:=SKEW([.B3:.U3])" office:value-type="float" office:value="-0.129681864174314">
            <text:p>-0.1296818642</text:p>
          </table:table-cell>
          <table:table-cell/>
          <table:table-cell office:value-type="string">
            <text:p>manual:</text:p>
          </table:table-cell>
          <table:table-cell/>
          <table:table-cell table:formula="of:=[.V8]*[.AD3]/([.AD3]-1)/([.AD3]-2)" office:value-type="float" office:value="-0.129681864174314">
            <text:p>-0.1296818642</text:p>
          </table:table-cell>
          <table:table-cell table:number-columns-repeated="1018"/>
        </table:table-row>
        <table:table-row table:style-name="ro1">
          <table:table-cell office:value-type="string">
            <text:p>spicatost</text:p>
          </table:table-cell>
          <table:table-cell table:formula="of:=KURT([.B3:.U3])" office:value-type="float" office:value="-1.13289170814322">
            <text:p>-1.1328917081</text:p>
          </table:table-cell>
          <table:table-cell table:number-columns-repeated="3"/>
          <table:table-cell table:formula="of:=([.$AD$3]+1)*[.$AD$3]/([.$AD$3]-1)/([.$AD$3]-2)/([.$AD$3]-3)*[.$V$7]-3*([.$AD$3]-1)*([.$AD$3]-1)/([.$AD$3]-2)/([.$AD$3]-3)" office:value-type="float" office:value="-1.13289170814321">
            <text:p>-1.132891708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([.B3]-[.$AA$3])/[.$AC$3])^4" office:value-type="float" office:value="7.8806381199262">
            <text:p>7.8806381199</text:p>
          </table:table-cell>
          <table:table-cell table:formula="of:=(([.C3]-[.$AA$3])/[.$AC$3])^4" office:value-type="float" office:value="4.90381524889583">
            <text:p>4.9038152489</text:p>
          </table:table-cell>
          <table:table-cell table:formula="of:=(([.D3]-[.$AA$3])/[.$AC$3])^4" office:value-type="float" office:value="3.61414282810294">
            <text:p>3.6141428281</text:p>
          </table:table-cell>
          <table:table-cell table:formula="of:=(([.E3]-[.$AA$3])/[.$AC$3])^4" office:value-type="float" office:value="1.21961499166088">
            <text:p>1.2196149917</text:p>
          </table:table-cell>
          <table:table-cell table:formula="of:=(([.F3]-[.$AA$3])/[.$AC$3])^4" office:value-type="float" office:value="0.954503086998707">
            <text:p>0.954503087</text:p>
          </table:table-cell>
          <table:table-cell table:formula="of:=(([.G3]-[.$AA$3])/[.$AC$3])^4" office:value-type="float" office:value="0.285197628248721">
            <text:p>0.2851976282</text:p>
          </table:table-cell>
          <table:table-cell table:formula="of:=(([.H3]-[.$AA$3])/[.$AC$3])^4" office:value-type="float" office:value="0.0409008607999286">
            <text:p>0.0409008608</text:p>
          </table:table-cell>
          <table:table-cell table:formula="of:=(([.I3]-[.$AA$3])/[.$AC$3])^4" office:value-type="float" office:value="0.0160657825771228">
            <text:p>0.0160657826</text:p>
          </table:table-cell>
          <table:table-cell table:formula="of:=(([.J3]-[.$AA$3])/[.$AC$3])^4" office:value-type="float" office:value="0.00419674821950059">
            <text:p>0.0041967482</text:p>
          </table:table-cell>
          <table:table-cell table:formula="of:=(([.K3]-[.$AA$3])/[.$AC$3])^4" office:value-type="float" office:value="0.0000000243513164913473">
            <text:p>2.43513164913473E-008</text:p>
          </table:table-cell>
          <table:table-cell table:formula="of:=(([.L3]-[.$AA$3])/[.$AC$3])^4" office:value-type="float" office:value="0.000935480174331543">
            <text:p>0.0009354802</text:p>
          </table:table-cell>
          <table:table-cell table:formula="of:=(([.M3]-[.$AA$3])/[.$AC$3])^4" office:value-type="float" office:value="0.0131826108715644">
            <text:p>0.0131826109</text:p>
          </table:table-cell>
          <table:table-cell table:formula="of:=(([.N3]-[.$AA$3])/[.$AC$3])^4" office:value-type="float" office:value="0.0280135186833882">
            <text:p>0.0280135187</text:p>
          </table:table-cell>
          <table:table-cell table:formula="of:=(([.O3]-[.$AA$3])/[.$AC$3])^4" office:value-type="float" office:value="0.052809979529077">
            <text:p>0.0528099795</text:p>
          </table:table-cell>
          <table:table-cell table:formula="of:=(([.P3]-[.$AA$3])/[.$AC$3])^4" office:value-type="float" office:value="0.348355689727005">
            <text:p>0.3483556897</text:p>
          </table:table-cell>
          <table:table-cell table:formula="of:=(([.Q3]-[.$AA$3])/[.$AC$3])^4" office:value-type="float" office:value="0.834004100310261">
            <text:p>0.8340041003</text:p>
          </table:table-cell>
          <table:table-cell table:formula="of:=(([.R3]-[.$AA$3])/[.$AC$3])^4" office:value-type="float" office:value="1.61551608891452">
            <text:p>1.6155160889</text:p>
          </table:table-cell>
          <table:table-cell table:formula="of:=(([.S3]-[.$AA$3])/[.$AC$3])^4" office:value-type="float" office:value="2.22325618650857">
            <text:p>2.2232561865</text:p>
          </table:table-cell>
          <table:table-cell table:formula="of:=(([.T3]-[.$AA$3])/[.$AC$3])^4" office:value-type="float" office:value="3.28240042757633">
            <text:p>3.2824004276</text:p>
          </table:table-cell>
          <table:table-cell table:formula="of:=(([.U3]-[.$AA$3])/[.$AC$3])^4" office:value-type="float" office:value="5.99284966662702">
            <text:p>5.9928496666</text:p>
          </table:table-cell>
          <table:table-cell table:formula="of:=SUM([.B7:.U7])" office:value-type="float" office:value="33.3103990687032">
            <text:p>33.3103990687</text:p>
          </table:table-cell>
          <table:table-cell table:number-columns-repeated="1002"/>
        </table:table-row>
        <table:table-row table:style-name="ro1">
          <table:table-cell/>
          <table:table-cell table:formula="of:=(([.B3]-[.$AA$3])/[.$AC$3])^3" office:value-type="float" office:value="-4.70349881367404">
            <text:p>-4.7034988137</text:p>
          </table:table-cell>
          <table:table-cell table:formula="of:=(([.C3]-[.$AA$3])/[.$AC$3])^3" office:value-type="float" office:value="-3.29534261650385">
            <text:p>-3.2953426165</text:p>
          </table:table-cell>
          <table:table-cell table:formula="of:=(([.D3]-[.$AA$3])/[.$AC$3])^3" office:value-type="float" office:value="-2.62122308224326">
            <text:p>-2.6212230822</text:p>
          </table:table-cell>
          <table:table-cell table:formula="of:=(([.E3]-[.$AA$3])/[.$AC$3])^3" office:value-type="float" office:value="-1.16055857715601">
            <text:p>-1.1605585772</text:p>
          </table:table-cell>
          <table:table-cell table:formula="of:=(([.F3]-[.$AA$3])/[.$AC$3])^3" office:value-type="float" office:value="-0.965679479824616">
            <text:p>-0.9656794798</text:p>
          </table:table-cell>
          <table:table-cell table:formula="of:=(([.G3]-[.$AA$3])/[.$AC$3])^3" office:value-type="float" office:value="-0.390264845257842">
            <text:p>-0.3902648453</text:p>
          </table:table-cell>
          <table:table-cell table:formula="of:=(([.H3]-[.$AA$3])/[.$AC$3])^3" office:value-type="float" office:value="-0.090949294843885">
            <text:p>-0.0909492948</text:p>
          </table:table-cell>
          <table:table-cell table:formula="of:=(([.I3]-[.$AA$3])/[.$AC$3])^3" office:value-type="float" office:value="-0.0451259558256805">
            <text:p>-0.0451259558</text:p>
          </table:table-cell>
          <table:table-cell table:formula="of:=(([.J3]-[.$AA$3])/[.$AC$3])^3" office:value-type="float" office:value="-0.0164886343077052">
            <text:p>-0.0164886343</text:p>
          </table:table-cell>
          <table:table-cell table:formula="of:=(([.K3]-[.$AA$3])/[.$AC$3])^3" office:value-type="float" office:value="-0.00000194935902871847">
            <text:p>-1.94935902871847E-006</text:p>
          </table:table-cell>
          <table:table-cell table:formula="of:=(([.L3]-[.$AA$3])/[.$AC$3])^3" office:value-type="float" office:value="0.00534904117480323">
            <text:p>0.0053490412</text:p>
          </table:table-cell>
          <table:table-cell table:formula="of:=(([.M3]-[.$AA$3])/[.$AC$3])^3" office:value-type="float" office:value="0.0389046107516023">
            <text:p>0.0389046108</text:p>
          </table:table-cell>
          <table:table-cell table:formula="of:=(([.N3]-[.$AA$3])/[.$AC$3])^3" office:value-type="float" office:value="0.0684740076286021">
            <text:p>0.0684740076</text:p>
          </table:table-cell>
          <table:table-cell table:formula="of:=(([.O3]-[.$AA$3])/[.$AC$3])^3" office:value-type="float" office:value="0.110163315826147">
            <text:p>0.1101633158</text:p>
          </table:table-cell>
          <table:table-cell table:formula="of:=(([.P3]-[.$AA$3])/[.$AC$3])^3" office:value-type="float" office:value="0.453437235961761">
            <text:p>0.453437236</text:p>
          </table:table-cell>
          <table:table-cell table:formula="of:=(([.Q3]-[.$AA$3])/[.$AC$3])^3" office:value-type="float" office:value="0.872722432750012">
            <text:p>0.8727224328</text:p>
          </table:table-cell>
          <table:table-cell table:formula="of:=(([.R3]-[.$AA$3])/[.$AC$3])^3" office:value-type="float" office:value="1.43295801392751">
            <text:p>1.4329580139</text:p>
          </table:table-cell>
          <table:table-cell table:formula="of:=(([.S3]-[.$AA$3])/[.$AC$3])^3" office:value-type="float" office:value="1.82071567888707">
            <text:p>1.8207156789</text:p>
          </table:table-cell>
          <table:table-cell table:formula="of:=(([.T3]-[.$AA$3])/[.$AC$3])^3" office:value-type="float" office:value="2.43861741206326">
            <text:p>2.4386174121</text:p>
          </table:table-cell>
          <table:table-cell table:formula="of:=(([.U3]-[.$AA$3])/[.$AC$3])^3" office:value-type="float" office:value="3.83023162264436">
            <text:p>3.8302316226</text:p>
          </table:table-cell>
          <table:table-cell table:formula="of:=SUM([.B8:.U8])" office:value-type="float" office:value="-2.21755987738078">
            <text:p>-2.217559877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$V$7]/[.$AB$3]/[.$AB$3]/([.$AD$3]-1)/([.$AD$3]-1)-3" office:value-type="float" office:value="-2.99999999965714">
            <text:p>-2.999999999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([.$AD$3]+1)*[.$AD$3]/([.$AD$3]-1)/([.$AD$3]-2)/([.$AD$3]-3)*[.$V$7]/[.$AB$3]/[.$AB$3]-3*([.$AD$3]-1)*([.$AD$3]-1)/([.$AD$3]-2)/([.$AD$3]-3)" office:value-type="float" office:value="-3.53921567733329">
            <text:p>-3.5392156773</text:p>
          </table:table-cell>
          <table:table-cell table:number-columns-repeated="1018"/>
        </table:table-row>
      </table:table>
      <table:table table:name="List6" table:style-name="ta1" table:print="false">
        <table:table-column table:style-name="co21" table:number-columns-repeated="26" table:default-cell-style-name="Default"/>
        <table:table-column table:style-name="co22" table:number-columns-repeated="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number-columns-repeated="991" table:default-cell-style-name="Default"/>
        <table:table-row table:style-name="ro1">
          <table:table-cell table:number-columns-repeated="2"/>
          <table:table-cell table:style-name="ce2" table:number-columns-repeated="24"/>
          <table:table-cell table:style-name="ce1" office:value-type="string">
            <text:p>stř. Hod.</text:p>
          </table:table-cell>
          <table:table-cell table:style-name="ce3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office:value-type="string">
            <text:p>AX_i^2*n_i</text:p>
          </table:table-cell>
          <table:table-cell office:value-type="string">
            <text:p>SS_i *(n_i-1)</text:p>
          </table:table-cell>
          <table:table-cell table:number-columns-repeated="992"/>
        </table:table-row>
        <table:table-row table:style-name="ro1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1" table:formula="of:=AVERAGE([.B2:.Z2])" office:value-type="float" office:value="371.32">
            <text:p>371.32</text:p>
          </table:table-cell>
          <table:table-cell table:style-name="ce3" table:formula="of:=VAR([.B2:.Z2])" office:value-type="float" office:value="5343.39333333333">
            <text:p>5343.393</text:p>
          </table:table-cell>
          <table:table-cell table:formula="of:=SQRT([.AB2])" office:value-type="float" office:value="73.0985179968331">
            <text:p>73.0985179968</text:p>
          </table:table-cell>
          <table:table-cell table:formula="of:=COUNT([.B2:.Z2])" office:value-type="float" office:value="25">
            <text:p>25</text:p>
          </table:table-cell>
          <table:table-cell table:formula="of:=[.AA2]^2*[.AD2]" office:value-type="float" office:value="3446963.56">
            <text:p>3446963.56</text:p>
          </table:table-cell>
          <table:table-cell table:formula="of:=[.AB2]*([.AD2]-1)" office:value-type="float" office:value="128241.44">
            <text:p>128241.44</text:p>
          </table:table-cell>
          <table:table-cell table:formula="of:=[.AA2]*[.AD2]" office:value-type="float" office:value="9283">
            <text:p>9283</text:p>
          </table:table-cell>
          <table:table-cell table:number-columns-repeated="991"/>
        </table:table-row>
        <table:table-row table:style-name="ro1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1" table:formula="of:=AVERAGE([.B3:.Z3])" office:value-type="float" office:value="400.28">
            <text:p>400.28</text:p>
          </table:table-cell>
          <table:table-cell table:style-name="ce3" table:formula="of:=VAR([.B3:.Z3])" office:value-type="float" office:value="8601.87666666667">
            <text:p>8601.877</text:p>
          </table:table-cell>
          <table:table-cell table:formula="of:=SQRT([.AB3])" office:value-type="float" office:value="92.7463027115727">
            <text:p>92.7463027116</text:p>
          </table:table-cell>
          <table:table-cell table:formula="of:=COUNT([.B3:.Z3])" office:value-type="float" office:value="25">
            <text:p>25</text:p>
          </table:table-cell>
          <table:table-cell table:formula="of:=[.AA3]^2*[.AD3]" office:value-type="float" office:value="4005601.96">
            <text:p>4005601.96</text:p>
          </table:table-cell>
          <table:table-cell table:formula="of:=[.AB3]*([.AD3]-1)" office:value-type="float" office:value="206445.04">
            <text:p>206445.04</text:p>
          </table:table-cell>
          <table:table-cell table:formula="of:=[.AA3]*[.AD3]" office:value-type="float" office:value="10007">
            <text:p>10007</text:p>
          </table:table-cell>
          <table:table-cell table:number-columns-repeated="991"/>
        </table:table-row>
        <table:table-row table:style-name="ro1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1" table:formula="of:=AVERAGE([.B4:.Z4])" office:value-type="float" office:value="368.52">
            <text:p>368.52</text:p>
          </table:table-cell>
          <table:table-cell table:style-name="ce3" table:formula="of:=VAR([.B4:.Z4])" office:value-type="float" office:value="5090.26">
            <text:p>5090.260</text:p>
          </table:table-cell>
          <table:table-cell table:formula="of:=SQRT([.AB4])" office:value-type="float" office:value="71.3460580550881">
            <text:p>71.3460580551</text:p>
          </table:table-cell>
          <table:table-cell table:formula="of:=COUNT([.B4:.Z4])" office:value-type="float" office:value="25">
            <text:p>25</text:p>
          </table:table-cell>
          <table:table-cell table:formula="of:=[.AA4]^2*[.AD4]" office:value-type="float" office:value="3395174.76">
            <text:p>3395174.76</text:p>
          </table:table-cell>
          <table:table-cell table:formula="of:=[.AB4]*([.AD4]-1)" office:value-type="float" office:value="122166.24">
            <text:p>122166.24</text:p>
          </table:table-cell>
          <table:table-cell table:formula="of:=[.AA4]*[.AD4]" office:value-type="float" office:value="9213">
            <text:p>9213</text:p>
          </table:table-cell>
          <table:table-cell table:number-columns-repeated="991"/>
        </table:table-row>
        <table:table-row table:style-name="ro1">
          <table:table-cell office:value-type="string">
            <text:p>IV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1" table:formula="of:=AVERAGE([.B5:.Z5])" office:value-type="float" office:value="588.6">
            <text:p>588.60</text:p>
          </table:table-cell>
          <table:table-cell table:style-name="ce3" table:formula="of:=VAR([.B5:.U5])" office:value-type="float" office:value="16405.0947368421">
            <text:p>16405.095</text:p>
          </table:table-cell>
          <table:table-cell table:formula="of:=SQRT([.AB5])" office:value-type="float" office:value="128.082374809503">
            <text:p>128.0823748095</text:p>
          </table:table-cell>
          <table:table-cell table:formula="of:=COUNT([.B5:.Z5])" office:value-type="float" office:value="20">
            <text:p>20</text:p>
          </table:table-cell>
          <table:table-cell table:formula="of:=[.AA5]^2*[.AD5]" office:value-type="float" office:value="6928999.2">
            <text:p>6928999.2</text:p>
          </table:table-cell>
          <table:table-cell table:formula="of:=[.AB5]*([.AD5]-1)" office:value-type="float" office:value="311696.8">
            <text:p>311696.8</text:p>
          </table:table-cell>
          <table:table-cell table:formula="of:=[.AA5]*[.AD5]" office:value-type="float" office:value="11772">
            <text:p>11772</text:p>
          </table:table-cell>
          <table:table-cell table:number-columns-repeated="991"/>
        </table:table-row>
        <table:table-row table:style-name="ro1">
          <table:table-cell table:number-columns-repeated="26"/>
          <table:table-cell table:style-name="ce1" table:formula="of:=SUM([.AA2:.AA5])/4" office:value-type="float" office:value="432.18">
            <text:p>432.18</text:p>
          </table:table-cell>
          <table:table-cell table:number-columns-repeated="2"/>
          <table:table-cell table:formula="of:=SUM([.AD2:.AD5])" office:value-type="float" office:value="95">
            <text:p>95</text:p>
          </table:table-cell>
          <table:table-cell table:formula="of:=SUM([.AE2:.AE5])" office:value-type="float" office:value="17776739.48">
            <text:p>17776739.48</text:p>
          </table:table-cell>
          <table:table-cell table:formula="of:=SUM([.AF2:.AF5])" office:value-type="float" office:value="768549.52">
            <text:p>768549.52</text:p>
          </table:table-cell>
          <table:table-cell table:formula="of:=SUM([.AG2:.AG5])/[.AD6]" office:value-type="float" office:value="423.947368421053">
            <text:p>423.9473684211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[.B2]-[.$AB$14])^2" office:value-type="float" office:value="37615.5817174515">
            <text:p>37615.5817174515</text:p>
          </table:table-cell>
          <table:table-cell table:formula="of:=([.C2]-[.$AB$14])^2" office:value-type="float" office:value="33836.6343490305">
            <text:p>33836.6343490305</text:p>
          </table:table-cell>
          <table:table-cell table:formula="of:=([.D2]-[.$AB$14])^2" office:value-type="float" office:value="25583.1606648199">
            <text:p>25583.1606648199</text:p>
          </table:table-cell>
          <table:table-cell table:formula="of:=([.E2]-[.$AB$14])^2" office:value-type="float" office:value="21888.4238227147">
            <text:p>21888.4238227147</text:p>
          </table:table-cell>
          <table:table-cell table:formula="of:=([.F2]-[.$AB$14])^2" office:value-type="float" office:value="18481.6869806094">
            <text:p>18481.6869806094</text:p>
          </table:table-cell>
          <table:table-cell table:formula="of:=([.G2]-[.$AB$14])^2" office:value-type="float" office:value="14871.16066482">
            <text:p>14871.16066482</text:p>
          </table:table-cell>
          <table:table-cell table:formula="of:=([.H2]-[.$AB$14])^2" office:value-type="float" office:value="12984.0027700831">
            <text:p>12984.0027700831</text:p>
          </table:table-cell>
          <table:table-cell table:formula="of:=([.I2]-[.$AB$14])^2" office:value-type="float" office:value="9790.58171745153">
            <text:p>9790.5817174515</text:p>
          </table:table-cell>
          <table:table-cell table:formula="of:=([.J2]-[.$AB$14])^2" office:value-type="float" office:value="5468.2132963989">
            <text:p>5468.2132963989</text:p>
          </table:table-cell>
          <table:table-cell table:formula="of:=([.K2]-[.$AB$14])^2" office:value-type="float" office:value="2395.84487534626">
            <text:p>2395.8448753463</text:p>
          </table:table-cell>
          <table:table-cell table:formula="of:=([.L2]-[.$AB$14])^2" office:value-type="float" office:value="1516.89750692521">
            <text:p>1516.8975069252</text:p>
          </table:table-cell>
          <table:table-cell table:formula="of:=([.M2]-[.$AB$14])^2" office:value-type="float" office:value="1152.42382271468">
            <text:p>1152.4238227147</text:p>
          </table:table-cell>
          <table:table-cell table:formula="of:=([.N2]-[.$AB$14])^2" office:value-type="float" office:value="957.739612188367">
            <text:p>957.7396121884</text:p>
          </table:table-cell>
          <table:table-cell table:formula="of:=([.O2]-[.$AB$14])^2" office:value-type="float" office:value="781.055401662051">
            <text:p>781.0554016621</text:p>
          </table:table-cell>
          <table:table-cell table:formula="of:=([.P2]-[.$AB$14])^2" office:value-type="float" office:value="622.371191135736">
            <text:p>622.3711911357</text:p>
          </table:table-cell>
          <table:table-cell table:formula="of:=([.Q2]-[.$AB$14])^2" office:value-type="float" office:value="397.897506925209">
            <text:p>397.8975069252</text:p>
          </table:table-cell>
          <table:table-cell table:formula="of:=([.R2]-[.$AB$14])^2" office:value-type="float" office:value="223.423822714682">
            <text:p>223.4238227147</text:p>
          </table:table-cell>
          <table:table-cell table:formula="of:=([.S2]-[.$AB$14])^2" office:value-type="float" office:value="167.634349030472">
            <text:p>167.6343490305</text:p>
          </table:table-cell>
          <table:table-cell table:formula="of:=([.T2]-[.$AB$14])^2" office:value-type="float" office:value="119.844875346261">
            <text:p>119.8448753463</text:p>
          </table:table-cell>
          <table:table-cell table:formula="of:=([.U2]-[.$AB$14])^2" office:value-type="float" office:value="4.21329639889186">
            <text:p>4.2132963989</text:p>
          </table:table-cell>
          <table:table-cell table:formula="of:=([.V2]-[.$AB$14])^2" office:value-type="float" office:value="64.84487534626">
            <text:p>64.8448753463</text:p>
          </table:table-cell>
          <table:table-cell table:formula="of:=([.W2]-[.$AB$14])^2" office:value-type="float" office:value="257.686980609417">
            <text:p>257.6869806094</text:p>
          </table:table-cell>
          <table:table-cell table:formula="of:=([.X2]-[.$AB$14])^2" office:value-type="float" office:value="1299.79224376731">
            <text:p>1299.7922437673</text:p>
          </table:table-cell>
          <table:table-cell table:formula="of:=([.Y2]-[.$AB$14])^2" office:value-type="float" office:value="2505.26592797784">
            <text:p>2505.2659279778</text:p>
          </table:table-cell>
          <table:table-cell table:formula="of:=([.Z2]-[.$AB$14])^2" office:value-type="float" office:value="4496.05540166205">
            <text:p>4496.0554016621</text:p>
          </table:table-cell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993"/>
        </table:table-row>
        <table:table-row table:style-name="ro1">
          <table:table-cell/>
          <table:table-cell table:formula="of:=([.B3]-[.$AB$14])^2" office:value-type="float" office:value="42414.3185595568">
            <text:p>42414.3185595568</text:p>
          </table:table-cell>
          <table:table-cell table:formula="of:=([.C3]-[.$AB$14])^2" office:value-type="float" office:value="32741.9501385042">
            <text:p>32741.9501385042</text:p>
          </table:table-cell>
          <table:table-cell table:formula="of:=([.D3]-[.$AB$14])^2" office:value-type="float" office:value="28882.108033241">
            <text:p>28882.108033241</text:p>
          </table:table-cell>
          <table:table-cell table:formula="of:=([.E3]-[.$AB$14])^2" office:value-type="float" office:value="24319.5817174515">
            <text:p>24319.5817174515</text:p>
          </table:table-cell>
          <table:table-cell table:formula="of:=([.F3]-[.$AB$14])^2" office:value-type="float" office:value="17675.0027700831">
            <text:p>17675.0027700831</text:p>
          </table:table-cell>
          <table:table-cell table:formula="of:=([.G3]-[.$AB$14])^2" office:value-type="float" office:value="12532.2132963989">
            <text:p>12532.2132963989</text:p>
          </table:table-cell>
          <table:table-cell table:formula="of:=([.H3]-[.$AB$14])^2" office:value-type="float" office:value="7386.95013850416">
            <text:p>7386.9501385042</text:p>
          </table:table-cell>
          <table:table-cell table:formula="of:=([.I3]-[.$AB$14])^2" office:value-type="float" office:value="4616.84487534626">
            <text:p>4616.8448753463</text:p>
          </table:table-cell>
          <table:table-cell table:formula="of:=([.J3]-[.$AB$14])^2" office:value-type="float" office:value="2494.73961218837">
            <text:p>2494.7396121884</text:p>
          </table:table-cell>
          <table:table-cell table:formula="of:=([.K3]-[.$AB$14])^2" office:value-type="float" office:value="1085.52908587258">
            <text:p>1085.5290858726</text:p>
          </table:table-cell>
          <table:table-cell table:formula="of:=([.L3]-[.$AB$14])^2" office:value-type="float" office:value="438.792243767314">
            <text:p>438.7922437673</text:p>
          </table:table-cell>
          <table:table-cell table:formula="of:=([.M3]-[.$AB$14])^2" office:value-type="float" office:value="194.529085872577">
            <text:p>194.5290858726</text:p>
          </table:table-cell>
          <table:table-cell table:formula="of:=([.N3]-[.$AB$14])^2" office:value-type="float" office:value="0.897506925207807">
            <text:p>0.8975069252</text:p>
          </table:table-cell>
          <table:table-cell table:formula="of:=([.O3]-[.$AB$14])^2" office:value-type="float" office:value="16.4238227146812">
            <text:p>16.4238227147</text:p>
          </table:table-cell>
          <table:table-cell table:formula="of:=([.P3]-[.$AB$14])^2" office:value-type="float" office:value="257.686980609417">
            <text:p>257.6869806094</text:p>
          </table:table-cell>
          <table:table-cell table:formula="of:=([.Q3]-[.$AB$14])^2" office:value-type="float" office:value="731.844875346259">
            <text:p>731.8448753463</text:p>
          </table:table-cell>
          <table:table-cell table:formula="of:=([.R3]-[.$AB$14])^2" office:value-type="float" office:value="1448.0027700831">
            <text:p>1448.0027700831</text:p>
          </table:table-cell>
          <table:table-cell table:formula="of:=([.S3]-[.$AB$14])^2" office:value-type="float" office:value="2029.73961218836">
            <text:p>2029.7396121884</text:p>
          </table:table-cell>
          <table:table-cell table:formula="of:=([.T3]-[.$AB$14])^2" office:value-type="float" office:value="2213.95013850415">
            <text:p>2213.9501385042</text:p>
          </table:table-cell>
          <table:table-cell table:formula="of:=([.U3]-[.$AB$14])^2" office:value-type="float" office:value="2505.26592797784">
            <text:p>2505.2659279778</text:p>
          </table:table-cell>
          <table:table-cell table:formula="of:=([.V3]-[.$AB$14])^2" office:value-type="float" office:value="2921.68698060942">
            <text:p>2921.6869806094</text:p>
          </table:table-cell>
          <table:table-cell table:formula="of:=([.W3]-[.$AB$14])^2" office:value-type="float" office:value="3370.10803324099">
            <text:p>3370.108033241</text:p>
          </table:table-cell>
          <table:table-cell table:formula="of:=([.X3]-[.$AB$14])^2" office:value-type="float" office:value="7578.16066481994">
            <text:p>7578.1606648199</text:p>
          </table:table-cell>
          <table:table-cell table:formula="of:=([.Y3]-[.$AB$14])^2" office:value-type="float" office:value="9811.42382271468">
            <text:p>9811.4238227147</text:p>
          </table:table-cell>
          <table:table-cell table:formula="of:=([.Z3]-[.$AB$14])^2" office:value-type="float" office:value="12780.8975069252">
            <text:p>12780.8975069252</text:p>
          </table:table-cell>
          <table:table-cell office:value-type="string">
            <text:p>skupiny</text:p>
          </table:table-cell>
          <table:table-cell table:style-name="ce5" table:formula="of:=[.AE6]-[.AD6]*[.AG6]^2" office:value-type="float" office:value="702259.2168421">
            <text:p>702259.2168421</text:p>
          </table:table-cell>
          <table:table-cell office:value-type="float" office:value="3">
            <text:p>3</text:p>
          </table:table-cell>
          <table:table-cell table:style-name="ce5" table:formula="of:=[.AB9]/[.AC9]" office:value-type="float" office:value="234086.405614033">
            <text:p>234086.405614033</text:p>
          </table:table-cell>
          <table:table-cell table:style-name="ce5" table:formula="of:=[.AD9]/[.AD10]" office:value-type="float" office:value="27.7169685967367">
            <text:p>27.7169685967</text:p>
          </table:table-cell>
          <table:table-cell table:style-name="ce5" table:formula="of:=LEGACY.FINV(0.05;3;91)" office:value-type="float" office:value="2.70470343454726">
            <text:p>2.7047034345</text:p>
          </table:table-cell>
          <table:table-cell table:number-columns-repeated="992"/>
        </table:table-row>
        <table:table-row table:style-name="ro1">
          <table:table-cell/>
          <table:table-cell table:formula="of:=([.B4]-[.$AB$14])^2" office:value-type="float" office:value="33836.6343490305">
            <text:p>33836.6343490305</text:p>
          </table:table-cell>
          <table:table-cell table:formula="of:=([.C4]-[.$AB$14])^2" office:value-type="float" office:value="29223.0027700831">
            <text:p>29223.0027700831</text:p>
          </table:table-cell>
          <table:table-cell table:formula="of:=([.D4]-[.$AB$14])^2" office:value-type="float" office:value="23392.8975069252">
            <text:p>23392.8975069252</text:p>
          </table:table-cell>
          <table:table-cell table:formula="of:=([.E4]-[.$AB$14])^2" office:value-type="float" office:value="18481.6869806094">
            <text:p>18481.6869806094</text:p>
          </table:table-cell>
          <table:table-cell table:formula="of:=([.F4]-[.$AB$14])^2" office:value-type="float" office:value="14871.16066482">
            <text:p>14871.16066482</text:p>
          </table:table-cell>
          <table:table-cell table:formula="of:=([.G4]-[.$AB$14])^2" office:value-type="float" office:value="12757.108033241">
            <text:p>12757.108033241</text:p>
          </table:table-cell>
          <table:table-cell table:formula="of:=([.H4]-[.$AB$14])^2" office:value-type="float" office:value="9989.47645429363">
            <text:p>9989.4764542936</text:p>
          </table:table-cell>
          <table:table-cell table:formula="of:=([.I4]-[.$AB$14])^2" office:value-type="float" office:value="7559.84487534627">
            <text:p>7559.8448753463</text:p>
          </table:table-cell>
          <table:table-cell table:formula="of:=([.J4]-[.$AB$14])^2" office:value-type="float" office:value="5768.00277008311">
            <text:p>5768.0027700831</text:p>
          </table:table-cell>
          <table:table-cell table:formula="of:=([.K4]-[.$AB$14])^2" office:value-type="float" office:value="5033.52908587258">
            <text:p>5033.5290858726</text:p>
          </table:table-cell>
          <table:table-cell table:formula="of:=([.L4]-[.$AB$14])^2" office:value-type="float" office:value="4349.05540166205">
            <text:p>4349.0554016621</text:p>
          </table:table-cell>
          <table:table-cell table:formula="of:=([.M4]-[.$AB$14])^2" office:value-type="float" office:value="2803.42382271468">
            <text:p>2803.4238227147</text:p>
          </table:table-cell>
          <table:table-cell table:formula="of:=([.N4]-[.$AB$14])^2" office:value-type="float" office:value="2494.73961218837">
            <text:p>2494.7396121884</text:p>
          </table:table-cell>
          <table:table-cell table:formula="of:=([.O4]-[.$AB$14])^2" office:value-type="float" office:value="1440.0027700831">
            <text:p>1440.0027700831</text:p>
          </table:table-cell>
          <table:table-cell table:formula="of:=([.P4]-[.$AB$14])^2" office:value-type="float" office:value="1440.0027700831">
            <text:p>1440.0027700831</text:p>
          </table:table-cell>
          <table:table-cell table:formula="of:=([.Q4]-[.$AB$14])^2" office:value-type="float" office:value="1221.31855955679">
            <text:p>1221.3185595568</text:p>
          </table:table-cell>
          <table:table-cell table:formula="of:=([.R4]-[.$AB$14])^2" office:value-type="float" office:value="1085.52908587258">
            <text:p>1085.5290858726</text:p>
          </table:table-cell>
          <table:table-cell table:formula="of:=([.S4]-[.$AB$14])^2" office:value-type="float" office:value="896.844875346262">
            <text:p>896.8448753463</text:p>
          </table:table-cell>
          <table:table-cell table:formula="of:=([.T4]-[.$AB$14])^2" office:value-type="float" office:value="438.792243767314">
            <text:p>438.7922437673</text:p>
          </table:table-cell>
          <table:table-cell table:formula="of:=([.U4]-[.$AB$14])^2" office:value-type="float" office:value="223.423822714682">
            <text:p>223.4238227147</text:p>
          </table:table-cell>
          <table:table-cell table:formula="of:=([.V4]-[.$AB$14])^2" office:value-type="float" office:value="98.9501385041557">
            <text:p>98.9501385042</text:p>
          </table:table-cell>
          <table:table-cell table:formula="of:=([.W4]-[.$AB$14])^2" office:value-type="float" office:value="81.9501385041546">
            <text:p>81.9501385042</text:p>
          </table:table-cell>
          <table:table-cell table:formula="of:=([.X4]-[.$AB$14])^2" office:value-type="float" office:value="486.318559556786">
            <text:p>486.3185595568</text:p>
          </table:table-cell>
          <table:table-cell table:formula="of:=([.Y4]-[.$AB$14])^2" office:value-type="float" office:value="2213.95013850415">
            <text:p>2213.9501385042</text:p>
          </table:table-cell>
          <table:table-cell table:formula="of:=([.Z4]-[.$AB$14])^2" office:value-type="float" office:value="18783.4238227147">
            <text:p>18783.4238227147</text:p>
          </table:table-cell>
          <table:table-cell office:value-type="string">
            <text:p>error</text:p>
          </table:table-cell>
          <table:table-cell table:style-name="ce5" table:formula="of:=[.AF6]" office:value-type="float" office:value="768549.52">
            <text:p>768549.52</text:p>
          </table:table-cell>
          <table:table-cell table:style-name="ce5" table:formula="of:=[.AD6]-4" office:value-type="float" office:value="91">
            <text:p>91</text:p>
          </table:table-cell>
          <table:table-cell table:style-name="ce5" table:formula="of:=[.AB10]/[.AC10]" office:value-type="float" office:value="8445.59912087912">
            <text:p>8445.5991208791</text:p>
          </table:table-cell>
          <table:table-cell table:number-columns-repeated="994"/>
        </table:table-row>
        <table:table-row table:style-name="ro1">
          <table:table-cell/>
          <table:table-cell table:formula="of:=([.B5]-[.$AB$14])^2" office:value-type="float" office:value="2494.73961218837">
            <text:p>2494.7396121884</text:p>
          </table:table-cell>
          <table:table-cell table:formula="of:=([.C5]-[.$AB$14])^2" office:value-type="float" office:value="673.265927977841">
            <text:p>673.2659279778</text:p>
          </table:table-cell>
          <table:table-cell table:formula="of:=([.D5]-[.$AB$14])^2" office:value-type="float" office:value="142.739612188366">
            <text:p>142.7396121884</text:p>
          </table:table-cell>
          <table:table-cell table:formula="of:=([.E5]-[.$AB$14])^2" office:value-type="float" office:value="903.160664819943">
            <text:p>903.1606648199</text:p>
          </table:table-cell>
          <table:table-cell table:formula="of:=([.F5]-[.$AB$14])^2" office:value-type="float" office:value="1448.0027700831">
            <text:p>1448.0027700831</text:p>
          </table:table-cell>
          <table:table-cell table:formula="of:=([.G5]-[.$AB$14])^2" office:value-type="float" office:value="5048.47645429363">
            <text:p>5048.4764542936</text:p>
          </table:table-cell>
          <table:table-cell table:formula="of:=([.H5]-[.$AB$14])^2" office:value-type="float" office:value="11460.2659279778">
            <text:p>11460.2659279778</text:p>
          </table:table-cell>
          <table:table-cell table:formula="of:=([.I5]-[.$AB$14])^2" office:value-type="float" office:value="14173.5290858726">
            <text:p>14173.5290858726</text:p>
          </table:table-cell>
          <table:table-cell table:formula="of:=([.J5]-[.$AB$14])^2" office:value-type="float" office:value="17437.8975069252">
            <text:p>17437.8975069252</text:p>
          </table:table-cell>
          <table:table-cell table:formula="of:=([.K5]-[.$AB$14])^2" office:value-type="float" office:value="26586.1606648199">
            <text:p>26586.1606648199</text:p>
          </table:table-cell>
          <table:table-cell table:formula="of:=([.L5]-[.$AB$14])^2" office:value-type="float" office:value="34988.6869806094">
            <text:p>34988.6869806094</text:p>
          </table:table-cell>
          <table:table-cell table:formula="of:=([.M5]-[.$AB$14])^2" office:value-type="float" office:value="43285.8975069252">
            <text:p>43285.8975069252</text:p>
          </table:table-cell>
          <table:table-cell table:formula="of:=([.N5]-[.$AB$14])^2" office:value-type="float" office:value="47111.8448753463">
            <text:p>47111.8448753463</text:p>
          </table:table-cell>
          <table:table-cell table:formula="of:=([.O5]-[.$AB$14])^2" office:value-type="float" office:value="51099.7922437673">
            <text:p>51099.7922437673</text:p>
          </table:table-cell>
          <table:table-cell table:formula="of:=([.P5]-[.$AB$14])^2" office:value-type="float" office:value="69196.6869806094">
            <text:p>69196.6869806094</text:p>
          </table:table-cell>
          <table:table-cell table:formula="of:=([.Q5]-[.$AB$14])^2" office:value-type="float" office:value="82399.2132963989">
            <text:p>82399.2132963989</text:p>
          </table:table-cell>
          <table:table-cell table:formula="of:=([.R5]-[.$AB$14])^2" office:value-type="float" office:value="95513.5290858726">
            <text:p>95513.5290858726</text:p>
          </table:table-cell>
          <table:table-cell table:formula="of:=([.S5]-[.$AB$14])^2" office:value-type="float" office:value="103074.792243767">
            <text:p>103074.792243767</text:p>
          </table:table-cell>
          <table:table-cell table:formula="of:=([.T5]-[.$AB$14])^2" office:value-type="float" office:value="113604.476454294">
            <text:p>113604.476454294</text:p>
          </table:table-cell>
          <table:table-cell table:formula="of:=([.U5]-[.$AB$14])^2" office:value-type="float" office:value="133263.423822715">
            <text:p>133263.423822715</text:p>
          </table:table-cell>
          <table:table-cell table:number-columns-repeated="5"/>
          <table:table-cell office:value-type="string">
            <text:p>total</text:p>
          </table:table-cell>
          <table:table-cell table:style-name="ce5" table:formula="of:=[.AB9]+[.AB10]" office:value-type="float" office:value="1470808.7368421">
            <text:p>1470808.7368421</text:p>
          </table:table-cell>
          <table:table-cell table:style-name="ce5" table:formula="of:=[.AD6]-1" office:value-type="float" office:value="94">
            <text:p>94</text:p>
          </table:table-cell>
          <table:table-cell table:number-columns-repeated="995"/>
        </table:table-row>
        <table:table-row table:style-name="ro1">
          <table:table-cell/>
          <table:table-cell table:formula="of:=SUM([.B8:.Z11])" office:value-type="float" office:value="1470808.73684211">
            <text:p>1470808.73684211</text:p>
          </table:table-cell>
          <table:table-cell table:number-columns-repeated="24"/>
          <table:table-cell office:value-type="string">
            <text:p>total(expl.)</text:p>
          </table:table-cell>
          <table:table-cell table:formula="of:=VAR([.B2:.Z5])*([.AD6]-1)" office:value-type="float" office:value="1470808.73684211">
            <text:p>1470808.73684211</text:p>
          </table:table-cell>
          <table:table-cell table:number-columns-repeated="3"/>
          <table:table-cell office:value-type="string">
            <text:p>zamita shodu str. Hodnot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6"/>
          <table:table-cell office:value-type="string">
            <text:p>total avg</text:p>
          </table:table-cell>
          <table:table-cell table:formula="of:=AVERAGE([.B2:.Z5])" office:value-type="float" office:value="423.947368421053">
            <text:p>423.947368421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[.B12]" office:value-type="float" office:value="1470808.73684211">
            <text:p>1470808.73684211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6"/>
          <table:table-cell table:style-name="ce5" table:number-columns-repeated="2"/>
          <table:table-cell table:number-columns-repeated="2"/>
          <table:table-cell table:formula="of:=1-LEGACY.FDIST([.AE9];3;91)" office:value-type="float" office:value="0.999999999999199">
            <text:p>1</text:p>
          </table:table-cell>
          <table:table-cell table:number-columns-repeated="993"/>
        </table:table-row>
        <table:table-row table:style-name="ro1">
          <table:table-cell table:number-columns-repeated="26"/>
          <table:table-cell table:style-name="ce5" table:number-columns-repeated="2"/>
          <table:table-cell table:number-columns-repeated="996"/>
        </table:table-row>
        <table:table-row table:style-name="ro1">
          <table:table-cell table:number-columns-repeated="26"/>
          <table:table-cell table:style-name="ce5" table:number-columns-repeated="2"/>
          <table:table-cell table:number-columns-repeated="996"/>
        </table:table-row>
      </table:table>
      <table:table table:name="List7" table:style-name="ta1" table:print="false">
        <table:table-column table:style-name="co26" table:number-columns-repeated="10" table:default-cell-style-name="Default"/>
        <table:table-row table:style-name="ro1">
          <table:table-cell office:value-type="string">
            <text:p>post hoc</text:p>
          </table:table-cell>
          <table:table-cell office:value-type="string">
            <text:p>diferen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ABS([List6.AA2]-[List6.AA3])" office:value-type="float" office:value="28.96">
            <text:p>28.96</text:p>
          </table:table-cell>
          <table:table-cell table:formula="of:=ABS([List6.AA2]-[List6.AA4])" office:value-type="float" office:value="2.80000000000001">
            <text:p>2.8</text:p>
          </table:table-cell>
          <table:table-cell table:style-name="ce6" table:formula="of:=ABS([List6.AA2]-[List6.AA5])" office:value-type="float" office:value="217.28">
            <text:p>217.28</text:p>
          </table:table-cell>
          <table:table-cell/>
          <table:table-cell office:value-type="string">
            <text:p>kriticke hodnoty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ABS([List6.AA3]-[List6.AA4])" office:value-type="float" office:value="31.76">
            <text:p>31.76</text:p>
          </table:table-cell>
          <table:table-cell table:style-name="ce6" table:formula="of:=ABS([List6.AA3]-[List6.AA5])" office:value-type="float" office:value="188.32">
            <text:p>188.32</text:p>
          </table:table-cell>
          <table:table-cell table:number-columns-repeated="3"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6" office:value-type="float" office:value="0.001">
            <text:p>0.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6" table:formula="of:=ABS([List6.AA4]-[List6.AA5])" office:value-type="float" office:value="220.08">
            <text:p>220.08</text:p>
          </table:table-cell>
          <table:table-cell/>
          <table:table-cell office:value-type="string">
            <text:p>student</text:p>
          </table:table-cell>
          <table:table-cell office:value-type="string">
            <text:p>bonferoni</text:p>
          </table:table-cell>
          <table:table-cell table:formula="of:=TINV([.H4]/6;91)" office:value-type="float" office:value="2.69715615411054">
            <text:p>2.6971561541</text:p>
          </table:table-cell>
          <table:table-cell table:formula="of:=TINV([.I4]/6;91)" office:value-type="float" office:value="3.24061753792631">
            <text:p>3.2406175379</text:p>
          </table:table-cell>
          <table:table-cell table:style-name="ce6" table:formula="of:=TINV([.J4]/6;91)" office:value-type="float" office:value="3.92777851990528">
            <text:p>3.9277785199</text:p>
          </table:table-cell>
        </table:table-row>
        <table:table-row table:style-name="ro1">
          <table:table-cell table:number-columns-repeated="5"/>
          <table:table-cell office:value-type="string">
            <text:p>fisher</text:p>
          </table:table-cell>
          <table:table-cell office:value-type="string">
            <text:p>schuffle</text:p>
          </table:table-cell>
          <table:table-cell table:formula="of:=SQRT(LEGACY.FINV([.H4:.H4];3;91)*3)" office:value-type="float" office:value="2.84852774317573">
            <text:p>2.8485277432</text:p>
          </table:table-cell>
          <table:table-cell table:formula="of:=SQRT(LEGACY.FINV([.I4:.I4];3;91)*3)" office:value-type="float" office:value="3.46600740027481">
            <text:p>3.4660074003</text:p>
          </table:table-cell>
          <table:table-cell table:style-name="ce6" table:formula="of:=SQRT(LEGACY.FINV([.J4:.J4];3;91)*3)" office:value-type="float" office:value="4.20790665796968">
            <text:p>4.207906658</text:p>
          </table:table-cell>
        </table:table-row>
        <table:table-row table:style-name="ro1">
          <table:table-cell/>
          <table:table-cell office:value-type="string">
            <text:p>statistiky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B3]/SQRT(1/25+1/25)/SQRT([List6.$AD$10])" office:value-type="float" office:value="1.11413632058276">
            <text:p>1.1141363206</text:p>
          </table:table-cell>
          <table:table-cell table:formula="of:=[.C3]/SQRT(1/25+1/25)/SQRT([List6.$AD$10])" office:value-type="float" office:value="0.107720362487284">
            <text:p>0.1077203625</text:p>
          </table:table-cell>
          <table:table-cell table:formula="of:=[.D3]/SQRT(1/25+1/20)/SQRT([List6.$AD$10])" office:value-type="float" office:value="7.88103518112341">
            <text:p>7.881035181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.C4]/SQRT(1/25+1/25)/SQRT([List6.$AD$10])" office:value-type="float" office:value="1.22185668307004">
            <text:p>1.2218566831</text:p>
          </table:table-cell>
          <table:table-cell table:formula="of:=[.D4]/SQRT(1/25+1/20)/SQRT([List6.$AD$10])" office:value-type="float" office:value="6.83061738452301">
            <text:p>6.830617384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5]/SQRT(1/25+1/20)/SQRT([List6.$AD$10])" office:value-type="float" office:value="7.98259491283892">
            <text:p>7.9825949128</text:p>
          </table:table-cell>
          <table:table-cell table:number-columns-repeated="6"/>
        </table:table-row>
      </table:table>
      <table:table table:name="List8" table:style-name="ta1" table:print="false">
        <table:table-column table:style-name="co26" table:default-cell-style-name="Default"/>
        <table:table-column table:style-name="co35" table:default-cell-style-name="Default"/>
        <table:table-column table:style-name="co36" table:number-columns-repeated="24" table:default-cell-style-name="Default"/>
        <table:table-column table:style-name="co26" table:number-columns-repeated="4" table:default-cell-style-name="Default"/>
        <table:table-row table:style-name="ro1">
          <table:table-cell office:value-type="string">
            <text:p>dvou vyberove testy oproti prvnimu vzorku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Vzorek 1, 2</text:p>
          </table:table-cell>
          <table:table-cell table:number-columns-repeated="29"/>
        </table:table-row>
        <table:table-row table:style-name="ro1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1" table:formula="of:=AVERAGE([.B4:.Z4])" office:value-type="float" office:value="371.32">
            <text:p>371.32</text:p>
          </table:table-cell>
          <table:table-cell table:style-name="ce3" table:formula="of:=VAR([.B4:.Z4])" office:value-type="float" office:value="5343.39333333333">
            <text:p>5343.393</text:p>
          </table:table-cell>
          <table:table-cell table:formula="of:=SQRT([.AB4])" office:value-type="float" office:value="73.0985179968331">
            <text:p>73.0985179968</text:p>
          </table:table-cell>
          <table:table-cell table:formula="of:=COUNT([.B4:.Z4])" office:value-type="float" office:value="25">
            <text:p>25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1" table:formula="of:=AVERAGE([.B5:.Z5])" office:value-type="float" office:value="400.28">
            <text:p>400.28</text:p>
          </table:table-cell>
          <table:table-cell table:style-name="ce3" table:formula="of:=VAR([.B5:.Z5])" office:value-type="float" office:value="8601.87666666667">
            <text:p>8601.877</text:p>
          </table:table-cell>
          <table:table-cell table:formula="of:=SQRT([.AB5])" office:value-type="float" office:value="92.7463027115727">
            <text:p>92.7463027116</text:p>
          </table:table-cell>
          <table:table-cell table:formula="of:=COUNT([.B5:.Z5])" office:value-type="float" office:value="25">
            <text:p>2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atistika:</text:p>
          </table:table-cell>
          <table:table-cell table:formula="of:=ABS([.AA4]-[.AA5])/SQRT([.AB4]*[.AD4]+[.AB5]*[.AD5])*SQRT([.AD4]*[.AD5]*([.AD4]+[.AD5]-2)/([.AD4]+[.AD5]))" office:value-type="float" office:value="1.20140854009969">
            <text:p>1.2014085401</text:p>
          </table:table-cell>
          <table:table-cell/>
          <table:table-cell office:value-type="string">
            <text:p>T-krit:</text:p>
          </table:table-cell>
          <table:table-cell/>
          <table:table-cell table:formula="of:=TINV(0.01;48)" office:value-type="float" office:value="2.68220402695022">
            <text:p>2.682204027</text:p>
          </table:table-cell>
          <table:table-cell/>
          <table:table-cell office:value-type="string">
            <text:p>nezamitame shodu strednich hodnot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Vzorek 1, 2</text:p>
          </table:table-cell>
          <table:table-cell table:number-columns-repeated="29"/>
        </table:table-row>
        <table:table-row table:style-name="ro1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1" table:formula="of:=AVERAGE([.B10:.Z10])" office:value-type="float" office:value="371.32">
            <text:p>371.32</text:p>
          </table:table-cell>
          <table:table-cell table:style-name="ce3" table:formula="of:=VAR([.B10:.Z10])" office:value-type="float" office:value="5343.39333333333">
            <text:p>5343.393</text:p>
          </table:table-cell>
          <table:table-cell table:formula="of:=SQRT([.AB10])" office:value-type="float" office:value="73.0985179968331">
            <text:p>73.0985179968</text:p>
          </table:table-cell>
          <table:table-cell table:formula="of:=COUNT([.B10:.Z10])" office:value-type="float" office:value="25">
            <text:p>25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1" table:formula="of:=AVERAGE([.B11:.Z11])" office:value-type="float" office:value="368.52">
            <text:p>368.52</text:p>
          </table:table-cell>
          <table:table-cell table:style-name="ce3" table:formula="of:=VAR([.B11:.Z11])" office:value-type="float" office:value="5090.26">
            <text:p>5090.260</text:p>
          </table:table-cell>
          <table:table-cell table:formula="of:=SQRT([.AB11])" office:value-type="float" office:value="71.3460580550881">
            <text:p>71.3460580551</text:p>
          </table:table-cell>
          <table:table-cell table:formula="of:=COUNT([.B11:.Z11])" office:value-type="float" office:value="25">
            <text:p>2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atistika:</text:p>
          </table:table-cell>
          <table:table-cell table:formula="of:=ABS([.AA10]-[.AA11])/SQRT([.AB10]*[.AD10]+[.AB11]*[.AD11])*SQRT([.AD10]*[.AD11]*([.AD10]+[.AD11]-2)/([.AD10]+[.AD11]))" office:value-type="float" office:value="0.134290549460213">
            <text:p>0.1342905495</text:p>
          </table:table-cell>
          <table:table-cell/>
          <table:table-cell office:value-type="string">
            <text:p>T-krit:</text:p>
          </table:table-cell>
          <table:table-cell/>
          <table:table-cell table:formula="of:=TINV(0.025;[.AD10:.AD10]+[.AD11]-2)" office:value-type="float" office:value="2.31389913195133">
            <text:p>2.313899132</text:p>
          </table:table-cell>
          <table:table-cell/>
          <table:table-cell office:value-type="string">
            <text:p>nezamitame shodu strednich hodnot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Vzorek 1, 2</text:p>
          </table:table-cell>
          <table:table-cell table:number-columns-repeated="29"/>
        </table:table-row>
        <table:table-row table:style-name="ro1">
          <table:table-cell office:value-type="string">
            <text:p>I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1" table:formula="of:=AVERAGE([.B16:.Z16])" office:value-type="float" office:value="588.6">
            <text:p>588.60</text:p>
          </table:table-cell>
          <table:table-cell table:style-name="ce3" table:formula="of:=VAR([.B16:.Z16])" office:value-type="float" office:value="16405.0947368421">
            <text:p>16405.095</text:p>
          </table:table-cell>
          <table:table-cell table:formula="of:=SQRT([.AB16])" office:value-type="float" office:value="128.082374809503">
            <text:p>128.0823748095</text:p>
          </table:table-cell>
          <table:table-cell table:formula="of:=COUNT([.B16:.Z16])" office:value-type="float" office:value="20">
            <text:p>2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1" table:formula="of:=AVERAGE([.B17:.Z17])" office:value-type="float" office:value="400.28">
            <text:p>400.28</text:p>
          </table:table-cell>
          <table:table-cell table:style-name="ce3" table:formula="of:=VAR([.B17:.Z17])" office:value-type="float" office:value="8601.87666666667">
            <text:p>8601.877</text:p>
          </table:table-cell>
          <table:table-cell table:formula="of:=SQRT([.AB17])" office:value-type="float" office:value="92.7463027115727">
            <text:p>92.7463027116</text:p>
          </table:table-cell>
          <table:table-cell table:formula="of:=COUNT([.B17:.Z17])" office:value-type="float" office:value="25">
            <text:p>2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atistika:</text:p>
          </table:table-cell>
          <table:table-cell table:formula="of:=ABS([.AA16]-[.AA17])/SQRT([.AB16]*[.AD16]+[.AB17]*[.AD17])*SQRT([.AD16]*[.AD17]*([.AD16]+[.AD17]-2)/([.AD16]+[.AD17]))" office:value-type="float" office:value="5.5853449704316">
            <text:p>5.5853449704</text:p>
          </table:table-cell>
          <table:table-cell/>
          <table:table-cell office:value-type="string">
            <text:p>T-krit:</text:p>
          </table:table-cell>
          <table:table-cell/>
          <table:table-cell table:formula="of:=TINV(0.025;[.AD16:.AD16]+[.AD17]-2)" office:value-type="float" office:value="2.32261846134238">
            <text:p>2.3226184613</text:p>
          </table:table-cell>
          <table:table-cell/>
          <table:table-cell office:value-type="string">
            <text:p>zamitame shodu strednich hodnot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? 7.16</text:p>
          </table:table-cell>
          <table:table-cell table:number-columns-repeated="28"/>
        </table:table-row>
      </table:table>
      <table:database-ranges>
        <table:database-range table:target-range-address="List1_2.B46:List1_2.Z4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20P0" style:volatile="true">
      <number:number number:decimal-places="0" number:min-integer-digits="1" number:grouping="true"/>
      <number:text> Kč</number:text>
    </number:number-style>
    <number:number-style style:name="N120">
      <number:text>-</number:text>
      <number:number number:decimal-places="0" number:min-integer-digits="1" number:grouping="true"/>
      <number:text> Kč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Kč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Kč</number:text>
    </number:number-style>
    <number:number-style style:name="N123">
      <number:text>-</number:text>
      <number:number number:decimal-places="2" number:min-integer-digits="1" number:grouping="true"/>
      <number:text> Kč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Kč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     </number:text>
    </number:number-style>
    <number:number-style style:name="N128P1" style:volatile="true">
      <number:text>-</number:text>
      <number:number number:decimal-places="0" number:min-integer-digits="1" number:grouping="true"/>
      <number:text>      </number:text>
    </number:number-style>
    <number:number-style style:name="N128P2" style:volatile="true">
      <number:text> -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Kč </number:text>
    </number:number-style>
    <number:number-style style:name="N132P1" style:volatile="true">
      <number:text>-</number:text>
      <number:number number:decimal-places="0" number:min-integer-digits="1" number:grouping="true"/>
      <number:text> Kč </number:text>
    </number:number-style>
    <number:number-style style:name="N132P2" style:volatile="true">
      <number:text> - Kč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  </number:text>
    </number:number-style>
    <number:number-style style:name="N136P1" style:volatile="true">
      <number:text>-</number:text>
      <number:number number:decimal-places="2" number:min-integer-digits="1" number:grouping="true"/>
      <number:text>      </number:text>
    </number:number-style>
    <number:number-style style:name="N136P2" style:volatile="true">
      <number:text> -</number:text>
      <number:number number:decimal-places="0" number:min-integer-digits="0"/>
      <number:text>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Kč </number:text>
    </number:number-style>
    <number:number-style style:name="N140P1" style:volatile="true">
      <number:text>-</number:text>
      <number:number number:decimal-places="2" number:min-integer-digits="1" number:grouping="true"/>
      <number:text> Kč </number:text>
    </number:number-style>
    <number:number-style style:name="N140P2" style:volatile="true">
      <number:text> -</number:text>
      <number:number number:decimal-places="0" number:min-integer-digits="0"/>
      <number:text> Kč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4" number:min-integer-digits="1"/>
    </number:number-style>
    <number:date-style style:name="N146">
      <number:day/>
      <number:text>.</number:text>
      <number:month/>
      <number:text>.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11:49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5T20:29:24</meta:creation-date>
    <dc:date>2011-01-17T11:49:30</dc:date>
    <meta:editing-duration>PT10H25M37S</meta:editing-duration>
    <meta:editing-cycles>11</meta:editing-cycles>
    <meta:generator>OpenOffice.org/3.2$Unix OpenOffice.org_project/320m19$Build-9505</meta:generator>
    <meta:document-statistic meta:table-count="8" meta:cell-count="14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83cm" svg:height="11.591cm" xlink:href=".." chart:class="chart:scatter" chart:style-name="ch1">
        <chart:plot-area chart:style-name="ch2" table:cell-range-address="List1_2.B13:List1_2.Y15" svg:x="0.242cm" svg:y="0.258cm" svg:width="11.463cm" svg:height="10.774cm"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st1_2.B14:List1_2.Y14" chart:class="chart:scatter">
            <chart:domain table:cell-range-address="List1_2.B13:List1_2.Y13"/>
            <chart:data-point chart:repeated="24"/>
          </chart:series>
          <chart:series chart:style-name="ch6" chart:values-cell-range-address="List1_2.B15:List1_2.Y15" chart:class="chart:scatte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 text:id="">Řádek 13</text:p>
              </table:table-cell>
              <table:table-cell office:value-type="float" office:value="-1.75068607125217">
                <text:p text:id="List1_2.B13:List1_2.Y13">-1.75068607125217</text:p>
              </table:table-cell>
              <table:table-cell office:value-type="float" office:value="-1.40507156030963">
                <text:p>-1.40507156030963</text:p>
              </table:table-cell>
              <table:table-cell office:value-type="float" office:value="-1.17498679206609">
                <text:p>-1.17498679206609</text:p>
              </table:table-cell>
              <table:table-cell office:value-type="float" office:value="-0.994457883209753">
                <text:p>-0.994457883209753</text:p>
              </table:table-cell>
              <table:table-cell office:value-type="float" office:value="-0.841621233572914">
                <text:p>-0.841621233572914</text:p>
              </table:table-cell>
              <table:table-cell office:value-type="float" office:value="-0.706302562840088">
                <text:p>-0.706302562840088</text:p>
              </table:table-cell>
              <table:table-cell office:value-type="float" office:value="-0.582841507271216">
                <text:p>-0.582841507271216</text:p>
              </table:table-cell>
              <table:table-cell office:value-type="float" office:value="-0.467698799114508">
                <text:p>-0.467698799114508</text:p>
              </table:table-cell>
              <table:table-cell office:value-type="float" office:value="-0.358458793251194">
                <text:p>-0.358458793251194</text:p>
              </table:table-cell>
              <table:table-cell office:value-type="float" office:value="-0.2533471031358">
                <text:p>-0.2533471031358</text:p>
              </table:table-cell>
              <table:table-cell office:value-type="float" office:value="-0.150969215496777">
                <text:p>-0.150969215496777</text:p>
              </table:table-cell>
              <table:table-cell office:value-type="float" office:value="-0.0501535834647337">
                <text:p>-0.0501535834647337</text:p>
              </table:table-cell>
              <table:table-cell office:value-type="float" office:value="0.0501535834647337">
                <text:p>0.0501535834647337</text:p>
              </table:table-cell>
              <table:table-cell office:value-type="float" office:value="0.150969215496777">
                <text:p>0.150969215496777</text:p>
              </table:table-cell>
              <table:table-cell office:value-type="float" office:value="0.2533471031358">
                <text:p>0.2533471031358</text:p>
              </table:table-cell>
              <table:table-cell office:value-type="float" office:value="0.358458793251194">
                <text:p>0.358458793251194</text:p>
              </table:table-cell>
              <table:table-cell office:value-type="float" office:value="0.467698799114508">
                <text:p>0.467698799114508</text:p>
              </table:table-cell>
              <table:table-cell office:value-type="float" office:value="0.582841507271216">
                <text:p>0.582841507271216</text:p>
              </table:table-cell>
              <table:table-cell office:value-type="float" office:value="0.706302562840088">
                <text:p>0.706302562840088</text:p>
              </table:table-cell>
              <table:table-cell office:value-type="float" office:value="0.841621233572914">
                <text:p>0.841621233572914</text:p>
              </table:table-cell>
              <table:table-cell office:value-type="float" office:value="0.994457883209753">
                <text:p>0.994457883209753</text:p>
              </table:table-cell>
              <table:table-cell office:value-type="float" office:value="1.17498679206609">
                <text:p>1.17498679206609</text:p>
              </table:table-cell>
              <table:table-cell office:value-type="float" office:value="1.40507156030963">
                <text:p>1.40507156030963</text:p>
              </table:table-cell>
              <table:table-cell office:value-type="float" office:value="1.75068607125217">
                <text:p>1.75068607125217</text:p>
              </table:table-cell>
            </table:table-row>
            <table:table-row>
              <table:table-cell office:value-type="string">
                <text:p text:id="">Řádek 14</text:p>
              </table:table-cell>
              <table:table-cell office:value-type="float" office:value="-1.9332813287148">
                <text:p text:id="List1_2.B14:List1_2.Y14">-1.9332813287148</text:p>
              </table:table-cell>
              <table:table-cell office:value-type="float" office:value="-1.79647964963789">
                <text:p>-1.79647964963789</text:p>
              </table:table-cell>
              <table:table-cell office:value-type="float" office:value="-1.46815561985333">
                <text:p>-1.46815561985333</text:p>
              </table:table-cell>
              <table:table-cell office:value-type="float" office:value="-1.30399360496104">
                <text:p>-1.30399360496104</text:p>
              </table:table-cell>
              <table:table-cell office:value-type="float" office:value="-1.13983159006876">
                <text:p>-1.13983159006876</text:p>
              </table:table-cell>
              <table:table-cell office:value-type="float" office:value="-0.948309239361093">
                <text:p>-0.948309239361093</text:p>
              </table:table-cell>
              <table:table-cell office:value-type="float" office:value="-0.838867896099571">
                <text:p>-0.838867896099571</text:p>
              </table:table-cell>
              <table:table-cell office:value-type="float" office:value="-0.633665377484216">
                <text:p>-0.633665377484216</text:p>
              </table:table-cell>
              <table:table-cell office:value-type="float" office:value="-0.291661179791958">
                <text:p>-0.291661179791958</text:p>
              </table:table-cell>
              <table:table-cell office:value-type="float" office:value="0.0503430179003005">
                <text:p>0.0503430179003005</text:p>
              </table:table-cell>
              <table:table-cell office:value-type="float" office:value="0.187144696977204">
                <text:p>0.187144696977204</text:p>
              </table:table-cell>
              <table:table-cell office:value-type="float" office:value="0.255545536515655">
                <text:p>0.255545536515655</text:p>
              </table:table-cell>
              <table:table-cell office:value-type="float" office:value="0.296586040238726">
                <text:p>0.296586040238726</text:p>
              </table:table-cell>
              <table:table-cell office:value-type="float" office:value="0.337626543961797">
                <text:p>0.337626543961797</text:p>
              </table:table-cell>
              <table:table-cell office:value-type="float" office:value="0.378667047684868">
                <text:p>0.378667047684868</text:p>
              </table:table-cell>
              <table:table-cell office:value-type="float" office:value="0.44706788722332">
                <text:p>0.44706788722332</text:p>
              </table:table-cell>
              <table:table-cell office:value-type="float" office:value="0.515468726761772">
                <text:p>0.515468726761772</text:p>
              </table:table-cell>
              <table:table-cell office:value-type="float" office:value="0.542829062577152">
                <text:p>0.542829062577152</text:p>
              </table:table-cell>
              <table:table-cell office:value-type="float" office:value="0.570189398392533">
                <text:p>0.570189398392533</text:p>
              </table:table-cell>
              <table:table-cell office:value-type="float" office:value="0.748031581192507">
                <text:p>0.748031581192507</text:p>
              </table:table-cell>
              <table:table-cell office:value-type="float" office:value="0.830112588638649">
                <text:p>0.830112588638649</text:p>
              </table:table-cell>
              <table:table-cell office:value-type="float" office:value="0.939553931900172">
                <text:p>0.939553931900172</text:p>
              </table:table-cell>
              <table:table-cell office:value-type="float" office:value="1.21315729005398">
                <text:p>1.21315729005398</text:p>
              </table:table-cell>
              <table:table-cell office:value-type="float" office:value="1.40467964076164">
                <text:p>1.40467964076164</text:p>
              </table:table-cell>
            </table:table-row>
            <table:table-row>
              <table:table-cell office:value-type="string">
                <text:p text:id="">Řádek 15</text:p>
              </table:table-cell>
              <table:table-cell office:value-type="float" office:value="-1.79647964963789">
                <text:p text:id="List1_2.B15:List1_2.Y15">-1.79647964963789</text:p>
              </table:table-cell>
              <table:table-cell office:value-type="float" office:value="-1.46815561985333">
                <text:p>-1.46815561985333</text:p>
              </table:table-cell>
              <table:table-cell office:value-type="float" office:value="-1.30399360496104">
                <text:p>-1.30399360496104</text:p>
              </table:table-cell>
              <table:table-cell office:value-type="float" office:value="-1.13983159006876">
                <text:p>-1.13983159006876</text:p>
              </table:table-cell>
              <table:table-cell office:value-type="float" office:value="-0.948309239361093">
                <text:p>-0.948309239361093</text:p>
              </table:table-cell>
              <table:table-cell office:value-type="float" office:value="-0.838867896099571">
                <text:p>-0.838867896099571</text:p>
              </table:table-cell>
              <table:table-cell office:value-type="float" office:value="-0.633665377484216">
                <text:p>-0.633665377484216</text:p>
              </table:table-cell>
              <table:table-cell office:value-type="float" office:value="-0.291661179791958">
                <text:p>-0.291661179791958</text:p>
              </table:table-cell>
              <table:table-cell office:value-type="float" office:value="0.0503430179003005">
                <text:p>0.0503430179003005</text:p>
              </table:table-cell>
              <table:table-cell office:value-type="float" office:value="0.187144696977204">
                <text:p>0.187144696977204</text:p>
              </table:table-cell>
              <table:table-cell office:value-type="float" office:value="0.255545536515655">
                <text:p>0.255545536515655</text:p>
              </table:table-cell>
              <table:table-cell office:value-type="float" office:value="0.296586040238726">
                <text:p>0.296586040238726</text:p>
              </table:table-cell>
              <table:table-cell office:value-type="float" office:value="0.337626543961797">
                <text:p>0.337626543961797</text:p>
              </table:table-cell>
              <table:table-cell office:value-type="float" office:value="0.378667047684868">
                <text:p>0.378667047684868</text:p>
              </table:table-cell>
              <table:table-cell office:value-type="float" office:value="0.44706788722332">
                <text:p>0.44706788722332</text:p>
              </table:table-cell>
              <table:table-cell office:value-type="float" office:value="0.515468726761772">
                <text:p>0.515468726761772</text:p>
              </table:table-cell>
              <table:table-cell office:value-type="float" office:value="0.542829062577152">
                <text:p>0.542829062577152</text:p>
              </table:table-cell>
              <table:table-cell office:value-type="float" office:value="0.570189398392533">
                <text:p>0.570189398392533</text:p>
              </table:table-cell>
              <table:table-cell office:value-type="float" office:value="0.748031581192507">
                <text:p>0.748031581192507</text:p>
              </table:table-cell>
              <table:table-cell office:value-type="float" office:value="0.830112588638649">
                <text:p>0.830112588638649</text:p>
              </table:table-cell>
              <table:table-cell office:value-type="float" office:value="0.939553931900172">
                <text:p>0.939553931900172</text:p>
              </table:table-cell>
              <table:table-cell office:value-type="float" office:value="1.21315729005398">
                <text:p>1.21315729005398</text:p>
              </table:table-cell>
              <table:table-cell office:value-type="float" office:value="1.40467964076164">
                <text:p>1.40467964076164</text:p>
              </table:table-cell>
              <table:table-cell office:value-type="float" office:value="1.63724249519238">
                <text:p>1.63724249519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